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271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6" table:style-name="ce1">
            <text:p>246</text:p>
          </table:table-cell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6" table:style-name="ce1">
            <text:p>246</text:p>
          </table:table-cell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3" table:style-name="ce1">
            <text:p>183</text:p>
          </table:table-cell>
          <table:table-cell office:value-type="float" office:value="5.9222195901246275" table:style-name="ce1">
            <text:p>5.92221959</text:p>
          </table:table-cell>
          <table:table-cell office:value-type="float" office:value="-59.799973422234039" table:style-name="ce1">
            <text:p>-59.79997342</text:p>
          </table:table-cell>
          <table:table-cell office:value-type="float" office:value="0" table:style-name="ce1">
            <text:p>0</text:p>
          </table:table-cell>
          <table:table-cell office:value-type="float" office:value="1.111E-2" table:style-name="ce1">
            <text:p>0.0111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5" table:style-name="ce1">
            <text:p>255</text:p>
          </table:table-cell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8" table:style-name="ce1">
            <text:p>178</text:p>
          </table:table-cell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278566709375067" table:style-name="ce1">
            <text:p>6.927856671</text:p>
          </table:table-cell>
          <table:table-cell office:value-type="float" office:value="-22.067497117851133" table:style-name="ce1">
            <text:p>-22.06749712</text:p>
          </table:table-cell>
          <table:table-cell office:value-type="float" office:value="0" table:style-name="ce1">
            <text:p>0</text:p>
          </table:table-cell>
          <table:table-cell office:value-type="float" office:value="1.502E-2" table:style-name="ce1">
            <text:p>0.01502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.3360078213555635" table:style-name="ce1">
            <text:p>3.336007821</text:p>
          </table:table-cell>
          <table:table-cell office:value-type="float" office:value="-11.876918356687417" table:style-name="ce1">
            <text:p>-11.87691836</text:p>
          </table:table-cell>
          <table:table-cell office:value-type="float" office:value="0" table:style-name="ce1">
            <text:p>0</text:p>
          </table:table-cell>
          <table:table-cell office:value-type="float" office:value="2.5329999999999998E-2" table:style-name="ce1">
            <text:p>0.0253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620297466585761" table:style-name="ce1">
            <text:p>6.962029747</text:p>
          </table:table-cell>
          <table:table-cell office:value-type="float" office:value="-22.135270138061411" table:style-name="ce1">
            <text:p>-22.13527014</text:p>
          </table:table-cell>
          <table:table-cell office:value-type="float" office:value="0" table:style-name="ce1">
            <text:p>0</text:p>
          </table:table-cell>
          <table:table-cell office:value-type="float" office:value="1.508E-2" table:style-name="ce1">
            <text:p>0.0150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1" table:style-name="ce1">
            <text:p>251</text:p>
          </table:table-cell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5" table:style-name="ce1">
            <text:p>245</text:p>
          </table:table-cell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2" table:style-name="ce1">
            <text:p>252</text:p>
          </table:table-cell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0.72016112602908811" table:style-name="ce1">
            <text:p>0.720161126</text:p>
          </table:table-cell>
          <table:table-cell office:value-type="float" office:value="-7.8326802882545143" table:style-name="ce1">
            <text:p>-7.832680288</text:p>
          </table:table-cell>
          <table:table-cell office:value-type="float" office:value="0" table:style-name="ce1">
            <text:p>0</text:p>
          </table:table-cell>
          <table:table-cell office:value-type="float" office:value="6.9459999999999994E-2" table:style-name="ce1">
            <text:p>0.0694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1" table:style-name="ce1">
            <text:p>181</text:p>
          </table:table-cell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4" table:style-name="ce1">
            <text:p>174</text:p>
          </table:table-cell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9" table:style-name="ce1">
            <text:p>179</text:p>
          </table:table-cell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3" table:style-name="ce1">
            <text:p>253</text:p>
          </table:table-cell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4" table:style-name="ce1">
            <text:p>184</text:p>
          </table:table-cell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2" table:style-name="ce1">
            <text:p>182</text:p>
          </table:table-cell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3" table:style-name="ce1">
            <text:p>173</text:p>
          </table:table-cell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7" table:style-name="ce1">
            <text:p>177</text:p>
          </table:table-cell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8" table:style-name="ce1">
            <text:p>188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9" table:style-name="ce1">
            <text:p>189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" table:style-name="ce1">
            <text:p>187</text:p>
          </table:table-cell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3" table:style-name="ce1">
            <text:p>213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4" table:style-name="ce1">
            <text:p>214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6" table:style-name="ce1">
            <text:p>216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8" table:style-name="ce1">
            <text:p>208</text:p>
          </table:table-cell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9" table:style-name="ce1">
            <text:p>209</text:p>
          </table:table-cell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6.84" table:style-name="ce1">
            <text:p>6.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5" table:style-name="ce1">
            <text:p>195</text:p>
          </table:table-cell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6" table:style-name="ce1">
            <text:p>196</text:p>
          </table:table-cell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8" table:style-name="ce1">
            <text:p>198</text:p>
          </table:table-cell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9" table:style-name="ce1">
            <text:p>219</text:p>
          </table:table-cell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3" table:style-name="ce1">
            <text:p>193</text:p>
          </table:table-cell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4" table:style-name="ce1">
            <text:p>214</text:p>
          </table:table-cell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0" table:style-name="ce1">
            <text:p>260</text:p>
          </table:table-cell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2" table:style-name="ce1">
            <text:p>222</text:p>
          </table:table-cell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4" table:style-name="ce1">
            <text:p>224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5" table:style-name="ce1">
            <text:p>215</text:p>
          </table:table-cell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3" table:style-name="ce1">
            <text:p>213</text:p>
          </table:table-cell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7" table:style-name="ce1">
            <text:p>217</text:p>
          </table:table-cell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7" table:style-name="ce1">
            <text:p>197</text:p>
          </table:table-cell>
          <table:table-cell office:value-type="float" office:value="78.354554358472086" table:style-name="ce1">
            <text:p>78.35455436</text:p>
          </table:table-cell>
          <table:table-cell office:value-type="float" office:value="-695.39666993143976" table:style-name="ce1">
            <text:p>-695.3966699</text:p>
          </table:table-cell>
          <table:table-cell office:value-type="float" office:value="0" table:style-name="ce1">
            <text:p>0</text:p>
          </table:table-cell>
          <table:table-cell office:value-type="float" office:value="4.0400000000000002E-3" table:style-name="ce1">
            <text:p>0.00404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24" table:style-name="ce1">
            <text:p>224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9" table:style-name="ce1">
            <text:p>199</text:p>
          </table:table-cell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2" table:style-name="ce1">
            <text:p>202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2" table:style-name="ce1">
            <text:p>192</text:p>
          </table:table-cell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3" table:style-name="ce1">
            <text:p>203</text:p>
          </table:table-cell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4" table:style-name="ce1">
            <text:p>204</text:p>
          </table:table-cell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5" table:style-name="ce1">
            <text:p>205</text:p>
          </table:table-cell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0" table:style-name="ce1">
            <text:p>220</text:p>
          </table:table-cell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9" table:style-name="ce1">
            <text:p>219</text:p>
          </table:table-cell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7" table:style-name="ce1">
            <text:p>217</text:p>
          </table:table-cell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6" table:style-name="ce1">
            <text:p>206</text:p>
          </table:table-cell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7" table:style-name="ce1">
            <text:p>207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2" table:style-name="ce1">
            <text:p>212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4" table:style-name="ce1">
            <text:p>194</text:p>
          </table:table-cell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8" table:style-name="ce1">
            <text:p>218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67" table:style-name="ce1">
            <text:p>267</text:p>
          </table:table-cell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3" table:style-name="ce1">
            <text:p>223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4" table:style-name="ce1">
            <text:p>234</text:p>
          </table:table-cell>
          <table:table-cell office:value-type="float" office:value="43.426766679826301" table:style-name="ce1">
            <text:p>43.42676668</text:p>
          </table:table-cell>
          <table:table-cell office:value-type="float" office:value="-442.16344255823134" table:style-name="ce1">
            <text:p>-442.1634426</text:p>
          </table:table-cell>
          <table:table-cell office:value-type="float" office:value="0" table:style-name="ce1">
            <text:p>0</text:p>
          </table:table-cell>
          <table:table-cell office:value-type="float" office:value="7.4950000000000003E-2" table:style-name="ce1">
            <text:p>0.07495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5" table:style-name="ce1">
            <text:p>235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6" table:style-name="ce1">
            <text:p>236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6" table:style-name="ce1">
            <text:p>226</text:p>
          </table:table-cell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8" table:style-name="ce1">
            <text:p>268</text:p>
          </table:table-cell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1" table:style-name="ce1">
            <text:p>231</text:p>
          </table:table-cell>
          <table:table-cell office:value-type="float" office:value="10.523854069223571" table:style-name="ce1">
            <text:p>10.52385407</text:p>
          </table:table-cell>
          <table:table-cell office:value-type="float" office:value="-120.43966323666977" table:style-name="ce1">
            <text:p>-120.4396632</text:p>
          </table:table-cell>
          <table:table-cell office:value-type="float" office:value="0" table:style-name="ce1">
            <text:p>0</text:p>
          </table:table-cell>
          <table:table-cell office:value-type="float" office:value="0.22026999999999999" table:style-name="ce1">
            <text:p>0.22027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3" table:style-name="ce1">
            <text:p>103</text:p>
          </table:table-cell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6" table:style-name="ce1">
            <text:p>106</text:p>
          </table:table-cell>
          <table:table-cell office:value-type="float" office:value="5.1255178842371549" table:style-name="ce1">
            <text:p>5.125517884</text:p>
          </table:table-cell>
          <table:table-cell office:value-type="float" office:value="-56.189683637755138" table:style-name="ce1">
            <text:p>-56.18968364</text:p>
          </table:table-cell>
          <table:table-cell office:value-type="float" office:value="0" table:style-name="ce1">
            <text:p>0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0" table:style-name="ce1">
            <text:p>230</text:p>
          </table:table-cell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1" table:style-name="ce1">
            <text:p>101</text:p>
          </table:table-cell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2" table:style-name="ce1">
            <text:p>242</text:p>
          </table:table-cell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1" table:style-name="ce1">
            <text:p>241</text:p>
          </table:table-cell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1" table:style-name="ce1">
            <text:p>101</text:p>
          </table:table-cell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8E-3" table:style-name="ce1">
            <text:p>0.00108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.0010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9" table:style-name="ce1">
            <text:p>239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3" table:style-name="ce1">
            <text:p>103</text:p>
          </table:table-cell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7" table:style-name="ce1">
            <text:p>227</text:p>
          </table:table-cell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8" table:style-name="ce1">
            <text:p>228</text:p>
          </table:table-cell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25" table:style-name="ce1">
            <text:p>225</text:p>
          </table:table-cell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69" table:style-name="ce1">
            <text:p>269</text:p>
          </table:table-cell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79" table:style-name="ce1">
            <text:p>279</text:p>
          </table:table-cell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3" table:style-name="ce1">
            <text:p>283</text:p>
          </table:table-cell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7" table:style-name="ce1">
            <text:p>287</text:p>
          </table:table-cell>
          <table:table-cell office:value-type="float" office:value="8.7281870244449173" table:style-name="ce1">
            <text:p>8.728187024</text:p>
          </table:table-cell>
          <table:table-cell office:value-type="float" office:value="-29.331203605752663" table:style-name="ce1">
            <text:p>-29.33120361</text:p>
          </table:table-cell>
          <table:table-cell office:value-type="float" office:value="0" table:style-name="ce1">
            <text:p>0</text:p>
          </table:table-cell>
          <table:table-cell office:value-type="float" office:value="1.72E-3" table:style-name="ce1">
            <text:p>0.00172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8" table:style-name="ce1">
            <text:p>288</text:p>
          </table:table-cell>
          <table:table-cell office:value-type="float" office:value="8.9820608614926591" table:style-name="ce1">
            <text:p>8.982060861</text:p>
          </table:table-cell>
          <table:table-cell office:value-type="float" office:value="-30.178138258701601" table:style-name="ce1">
            <text:p>-30.17813826</text:p>
          </table:table-cell>
          <table:table-cell office:value-type="float" office:value="0" table:style-name="ce1">
            <text:p>0</text:p>
          </table:table-cell>
          <table:table-cell office:value-type="float" office:value="1.67E-3" table:style-name="ce1">
            <text:p>0.0016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6" table:style-name="ce1">
            <text:p>286</text:p>
          </table:table-cell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2" table:style-name="ce1">
            <text:p>172</text:p>
          </table:table-cell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94" table:style-name="ce1">
            <text:p>294</text:p>
          </table:table-cell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72" table:style-name="ce1">
            <text:p>272</text:p>
          </table:table-cell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8" table:style-name="ce1">
            <text:p>298</text:p>
          </table:table-cell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00" table:style-name="ce1">
            <text:p>300</text:p>
          </table:table-cell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7" table:style-name="ce1">
            <text:p>297</text:p>
          </table:table-cell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04" table:style-name="ce1">
            <text:p>304</text:p>
          </table:table-cell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9" table:style-name="ce1">
            <text:p>249</text:p>
          </table:table-cell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47" table:style-name="ce1">
            <text:p>247</text:p>
          </table:table-cell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47" table:style-name="ce1">
            <text:p>247</text:p>
          </table:table-cell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56" table:style-name="ce1">
            <text:p>256</text:p>
          </table:table-cell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0" table:style-name="ce1">
            <text:p>220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10" table:style-name="ce1">
            <text:p>210</text:p>
          </table:table-cell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1" table:style-name="ce1">
            <text:p>211</text:p>
          </table:table-cell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6" table:style-name="ce1">
            <text:p>266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3" table:style-name="ce1">
            <text:p>263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2" table:style-name="ce1">
            <text:p>262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5" table:style-name="ce1">
            <text:p>265</text:p>
          </table:table-cell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64" table:style-name="ce1">
            <text:p>264</text:p>
          </table:table-cell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9" table:style-name="ce1">
            <text:p>289</text:p>
          </table:table-cell>
          <table:table-cell office:value-type="float" office:value="9.7691928775488961" table:style-name="ce1">
            <text:p>9.769192878</text:p>
          </table:table-cell>
          <table:table-cell office:value-type="float" office:value="-26.157735119055509" table:style-name="ce1">
            <text:p>-26.15773512</text:p>
          </table:table-cell>
          <table:table-cell office:value-type="float" office:value="0" table:style-name="ce1">
            <text:p>0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5000" table:style-name="ce1">
            <text:p>5000</text:p>
          </table:table-cell>
          <table:table-cell office:value-type="float" office:value="-15000" table:style-name="ce1">
            <text:p>-15000</text:p>
          </table:table-cell>
          <table:table-cell office:value-type="float" office:value="0" table:style-name="ce1">
            <text:p>0</text:p>
          </table:table-cell>
          <table:table-cell office:value-type="float" office:value="3.5E-4" table:style-name="ce1">
            <text:p>0.0003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9.7220163112535527" table:style-name="ce1">
            <text:p>9.722016311</text:p>
          </table:table-cell>
          <table:table-cell office:value-type="float" office:value="-29.592963821679977" table:style-name="ce1">
            <text:p>-29.59296382</text:p>
          </table:table-cell>
          <table:table-cell office:value-type="float" office:value="0" table:style-name="ce1">
            <text:p>0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151.71305134130415" table:style-name="ce1">
            <text:p>151.7130513</text:p>
          </table:table-cell>
          <table:table-cell office:value-type="float" office:value="-278.30804782477645" table:style-name="ce1">
            <text:p>-278.3080478</text:p>
          </table:table-cell>
          <table:table-cell office:value-type="float" office:value="0" table:style-name="ce1">
            <text:p>0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1003.0527692978631" table:style-name="ce1">
            <text:p>1003.052769</text:p>
          </table:table-cell>
          <table:table-cell office:value-type="float" office:value="-1831.6615787178368" table:style-name="ce1">
            <text:p>-1831.661579</text:p>
          </table:table-cell>
          <table:table-cell office:value-type="float" office:value="0" table:style-name="ce1">
            <text:p>0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5.5764134028816761" table:style-name="ce1">
            <text:p>5.576413403</text:p>
          </table:table-cell>
          <table:table-cell office:value-type="float" office:value="-15.756999795717762" table:style-name="ce1">
            <text:p>-15.7569998</text:p>
          </table:table-cell>
          <table:table-cell office:value-type="float" office:value="0" table:style-name="ce1">
            <text:p>0</text:p>
          </table:table-cell>
          <table:table-cell office:value-type="float" office:value="4.5519999999999998E-2" table:style-name="ce1">
            <text:p>0.04552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1" table:style-name="ce1">
            <text:p>301</text:p>
          </table:table-cell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223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356700000000001" table:style-name="ce1">
            <text:p>2.53567</text:p>
          </table:table-cell>
          <table:table-cell office:value-type="float" office:value="-0.38482999999999995" table:style-name="ce1">
            <text:p>-0.3848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3128000000000001" table:style-name="ce1">
            <text:p>0.23128</text:p>
          </table:table-cell>
          <table:table-cell office:value-type="float" office:value="-0.20796000000000001" table:style-name="ce1">
            <text:p>-0.2079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" table:style-name="ce1">
            <text:p>1.04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690000000000003E-2" table:style-name="ce1">
            <text:p>0.07069</text:p>
          </table:table-cell>
          <table:table-cell office:value-type="float" office:value="-0.22469" table:style-name="ce1">
            <text:p>-0.2246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0859000000000001" table:style-name="ce1">
            <text:p>0.10859</text:p>
          </table:table-cell>
          <table:table-cell office:value-type="float" office:value="-0.40018999999999999" table:style-name="ce1">
            <text:p>-0.400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1065000000000003" table:style-name="ce1">
            <text:p>0.61065</text:p>
          </table:table-cell>
          <table:table-cell office:value-type="float" office:value="-8.6639999999999995E-2" table:style-name="ce1">
            <text:p>-0.0866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311000000000001" table:style-name="ce1">
            <text:p>0.39311</text:p>
          </table:table-cell>
          <table:table-cell office:value-type="float" office:value="-4.9680000000000002E-2" table:style-name="ce1">
            <text:p>-0.0496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6618000000000001" table:style-name="ce1">
            <text:p>0.366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063" table:style-name="ce1">
            <text:p>0.23063</text:p>
          </table:table-cell>
          <table:table-cell office:value-type="float" office:value="-0.23063" table:style-name="ce1">
            <text:p>-0.23063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57657999999999998" table:style-name="ce1">
            <text:p>0.57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120999999999997" table:style-name="ce1">
            <text:p>0.17121</text:p>
          </table:table-cell>
          <table:table-cell office:value-type="float" office:value="-0.17120999999999997" table:style-name="ce1">
            <text:p>-0.17121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42802999999999997" table:style-name="ce1">
            <text:p>0.42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0.31" table:style-name="ce1">
            <text:p>0.31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7400000000000002E-3" table:style-name="ce1">
            <text:p>0.00274</text:p>
          </table:table-cell>
          <table:table-cell office:value-type="float" office:value="-2.4499999999999999E-3" table:style-name="ce1">
            <text:p>-0.00245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-5.3849999999999995E-2" table:style-name="ce1">
            <text:p>-0.05385</text:p>
          </table:table-cell>
          <table:table-cell office:value-type="float" office:value="1.0161" table:style-name="ce1">
            <text:p>1.0161</text:p>
          </table:table-cell>
          <table:table-cell office:value-type="float" office:value="0.13463" table:style-name="ce1">
            <text:p>0.13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9960000000000004E-2" table:style-name="ce1">
            <text:p>0.04996</text:p>
          </table:table-cell>
          <table:table-cell office:value-type="float" office:value="-4.0600000000000002E-3" table:style-name="ce1">
            <text:p>-0.00406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161" table:style-name="ce1">
            <text:p>1.0161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55" table:style-name="ce1">
            <text:p>0.155</text:p>
          </table:table-cell>
          <table:table-cell office:value-type="float" office:value="2.6160000000000003E-2" table:style-name="ce1">
            <text:p>0.0261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0.15227000000000002" table:style-name="ce1">
            <text:p>0.15227</text:p>
          </table:table-cell>
          <table:table-cell office:value-type="float" office:value="-0.15227000000000002" table:style-name="ce1">
            <text:p>-0.15227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8560999999999998" table:style-name="ce1">
            <text:p>0.28561</text:p>
          </table:table-cell>
          <table:table-cell office:value-type="float" office:value="6.8659999999999999E-2" table:style-name="ce1">
            <text:p>0.06866</text:p>
          </table:table-cell>
          <table:table-cell office:value-type="float" office:value="0.23546" table:style-name="ce1">
            <text:p>0.23546</text:p>
          </table:table-cell>
          <table:table-cell office:value-type="float" office:value="-0.23546" table:style-name="ce1">
            <text:p>-0.2354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58865000000000001" table:style-name="ce1">
            <text:p>0.58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3" table:style-name="ce1">
            <text:p>0.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3" table:style-name="ce1">
            <text:p>0.3</text:p>
          </table:table-cell>
          <table:table-cell office:value-type="float" office:value="5.0620000000000005E-2" table:style-name="ce1">
            <text:p>0.0506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74E-2" table:style-name="ce1">
            <text:p>0.01374</text:p>
          </table:table-cell>
          <table:table-cell office:value-type="float" office:value="-1.374E-2" table:style-name="ce1">
            <text:p>-0.01374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3.44E-2" table:style-name="ce1">
            <text:p>0.0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.8380000000000005E-2" table:style-name="ce1">
            <text:p>0.07838</text:p>
          </table:table-cell>
          <table:table-cell office:value-type="float" office:value="-2.5670000000000002E-2" table:style-name="ce1">
            <text:p>-0.02567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-6.4619999999999997E-2" table:style-name="ce1">
            <text:p>-0.0646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6155999999999998" table:style-name="ce1">
            <text:p>0.16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5680000000000001E-2" table:style-name="ce1">
            <text:p>0.02568</text:p>
          </table:table-cell>
          <table:table-cell office:value-type="float" office:value="1.5880000000000002E-2" table:style-name="ce1">
            <text:p>0.01588</text:p>
          </table:table-cell>
          <table:table-cell office:value-type="float" office:value="2.1170000000000001E-2" table:style-name="ce1">
            <text:p>0.02117</text:p>
          </table:table-cell>
          <table:table-cell office:value-type="float" office:value="-2.1170000000000001E-2" table:style-name="ce1">
            <text:p>-0.02117</text:p>
          </table:table-cell>
          <table:table-cell office:value-type="float" office:value="1.0239" table:style-name="ce1">
            <text:p>1.0239</text:p>
          </table:table-cell>
          <table:table-cell office:value-type="float" office:value="5.2919999999999995E-2" table:style-name="ce1">
            <text:p>0.05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930000000000002E-2" table:style-name="ce1">
            <text:p>0.09693</text:p>
          </table:table-cell>
          <table:table-cell office:value-type="float" office:value="-9.6930000000000002E-2" table:style-name="ce1">
            <text:p>-0.09693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24233000000000002" table:style-name="ce1">
            <text:p>0.24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93881000000000003" table:style-name="ce1">
            <text:p>0.93881</text:p>
          </table:table-cell>
          <table:table-cell office:value-type="float" office:value="0.18129000000000001" table:style-name="ce1">
            <text:p>0.18129</text:p>
          </table:table-cell>
          <table:table-cell office:value-type="float" office:value="0.77398" table:style-name="ce1">
            <text:p>0.77398</text:p>
          </table:table-cell>
          <table:table-cell office:value-type="float" office:value="-0.77398" table:style-name="ce1">
            <text:p>-0.7739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.9349499999999999" table:style-name="ce1">
            <text:p>1.93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1.67E-3" table:style-name="ce1">
            <text:p>-0.00167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-2.2300000000000002E-3" table:style-name="ce1">
            <text:p>-0.00223</text:p>
          </table:table-cell>
          <table:table-cell office:value-type="float" office:value="1.0298" table:style-name="ce1">
            <text:p>1.0298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935" table:style-name="ce1">
            <text:p>0.16935</text:p>
          </table:table-cell>
          <table:table-cell office:value-type="float" office:value="-0.16935" table:style-name="ce1">
            <text:p>-0.16935</text:p>
          </table:table-cell>
          <table:table-cell office:value-type="float" office:value="1.0298" table:style-name="ce1">
            <text:p>1.0298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312E-2" table:style-name="ce1">
            <text:p>0.01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3E-2" table:style-name="ce1">
            <text:p>0.0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2567999999999999" table:style-name="ce1">
            <text:p>0.12568</text:p>
          </table:table-cell>
          <table:table-cell office:value-type="float" office:value="2.4390000000000002E-2" table:style-name="ce1">
            <text:p>0.02439</text:p>
          </table:table-cell>
          <table:table-cell office:value-type="float" office:value="0.10362" table:style-name="ce1">
            <text:p>0.10362</text:p>
          </table:table-cell>
          <table:table-cell office:value-type="float" office:value="-0.10362" table:style-name="ce1">
            <text:p>-0.10362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5905" table:style-name="ce1">
            <text:p>0.25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4130000000000005E-2" table:style-name="ce1">
            <text:p>0.05413</text:p>
          </table:table-cell>
          <table:table-cell office:value-type="float" office:value="2.273E-2" table:style-name="ce1">
            <text:p>0.02273</text:p>
          </table:table-cell>
          <table:table-cell office:value-type="float" office:value="9.6560000000000007E-2" table:style-name="ce1">
            <text:p>0.09656</text:p>
          </table:table-cell>
          <table:table-cell office:value-type="float" office:value="-9.6560000000000007E-2" table:style-name="ce1">
            <text:p>-0.0965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414" table:style-name="ce1">
            <text:p>0.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4009999999999997E-2" table:style-name="ce1">
            <text:p>0.02401</text:p>
          </table:table-cell>
          <table:table-cell office:value-type="float" office:value="0.11122" table:style-name="ce1">
            <text:p>0.11122</text:p>
          </table:table-cell>
          <table:table-cell office:value-type="float" office:value="0.47241" table:style-name="ce1">
            <text:p>0.47241</text:p>
          </table:table-cell>
          <table:table-cell office:value-type="float" office:value="-0.47241" table:style-name="ce1">
            <text:p>-0.472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.18102" table:style-name="ce1">
            <text:p>1.18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57E-3" table:style-name="ce1">
            <text:p>0.00157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" table:style-name="ce1">
            <text:p>1.0206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3E-3" table:style-name="ce1">
            <text:p>0.00743</text:p>
          </table:table-cell>
          <table:table-cell office:value-type="float" office:value="-7.43E-3" table:style-name="ce1">
            <text:p>-0.00743</text:p>
          </table:table-cell>
          <table:table-cell office:value-type="float" office:value="1.0206" table:style-name="ce1">
            <text:p>1.0206</text:p>
          </table:table-cell>
          <table:table-cell office:value-type="float" office:value="1.857E-2" table:style-name="ce1">
            <text:p>0.01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0902999999999997" table:style-name="ce1">
            <text:p>0.30903</text:p>
          </table:table-cell>
          <table:table-cell office:value-type="float" office:value="1.9480000000000001E-2" table:style-name="ce1">
            <text:p>0.01948</text:p>
          </table:table-cell>
          <table:table-cell office:value-type="float" office:value="0.25477" table:style-name="ce1">
            <text:p>0.25477</text:p>
          </table:table-cell>
          <table:table-cell office:value-type="float" office:value="-0.25477" table:style-name="ce1">
            <text:p>-0.25477</text:p>
          </table:table-cell>
          <table:table-cell office:value-type="float" office:value="1.0206" table:style-name="ce1">
            <text:p>1.0206</text:p>
          </table:table-cell>
          <table:table-cell office:value-type="float" office:value="0.63694000000000006" table:style-name="ce1">
            <text:p>0.63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790000000000003E-2" table:style-name="ce1">
            <text:p>0.05979</text:p>
          </table:table-cell>
          <table:table-cell office:value-type="float" office:value="-5.9790000000000003E-2" table:style-name="ce1">
            <text:p>-0.05979</text:p>
          </table:table-cell>
          <table:table-cell office:value-type="float" office:value="1.0157" table:style-name="ce1">
            <text:p>1.0157</text:p>
          </table:table-cell>
          <table:table-cell office:value-type="float" office:value="0.14948" table:style-name="ce1">
            <text:p>0.149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1.1200000000000001E-3" table:style-name="ce1">
            <text:p>0.00112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-4.8300000000000001E-3" table:style-name="ce1">
            <text:p>-0.0048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1.2070000000000001E-2" table:style-name="ce1">
            <text:p>0.0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0170000000000006E-2" table:style-name="ce1">
            <text:p>0.05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24100000000000002" table:style-name="ce1">
            <text:p>0.2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7434000000000002" table:style-name="ce1">
            <text:p>0.17434</text:p>
          </table:table-cell>
          <table:table-cell office:value-type="float" office:value="3.3340000000000002E-2" table:style-name="ce1">
            <text:p>0.03334</text:p>
          </table:table-cell>
          <table:table-cell office:value-type="float" office:value="0.14373" table:style-name="ce1">
            <text:p>0.14373</text:p>
          </table:table-cell>
          <table:table-cell office:value-type="float" office:value="-0.14373" table:style-name="ce1">
            <text:p>-0.1437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35932000000000003" table:style-name="ce1">
            <text:p>0.35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6341999999999998" table:style-name="ce1">
            <text:p>0.16342</text:p>
          </table:table-cell>
          <table:table-cell office:value-type="float" office:value="6.7629999999999996E-2" table:style-name="ce1">
            <text:p>0.06763</text:p>
          </table:table-cell>
          <table:table-cell office:value-type="float" office:value="0.29154000000000002" table:style-name="ce1">
            <text:p>0.29154</text:p>
          </table:table-cell>
          <table:table-cell office:value-type="float" office:value="-0.29154000000000002" table:style-name="ce1">
            <text:p>-0.29154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72885" table:style-name="ce1">
            <text:p>0.72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3E-3" table:style-name="ce1">
            <text:p>0.00743</text:p>
          </table:table-cell>
          <table:table-cell office:value-type="float" office:value="-7.43E-3" table:style-name="ce1">
            <text:p>-0.00743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1.857E-2" table:style-name="ce1">
            <text:p>0.01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1.9310000000000001E-2" table:style-name="ce1">
            <text:p>0.01931</text:p>
          </table:table-cell>
          <table:table-cell office:value-type="float" office:value="-1.9310000000000001E-2" table:style-name="ce1">
            <text:p>-0.01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1549999999999995E-2" table:style-name="ce1">
            <text:p>-0.03155</text:p>
          </table:table-cell>
          <table:table-cell office:value-type="float" office:value="0.13519" table:style-name="ce1">
            <text:p>0.13519</text:p>
          </table:table-cell>
          <table:table-cell office:value-type="float" office:value="-0.13519" table:style-name="ce1">
            <text:p>-0.13519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33796999999999999" table:style-name="ce1">
            <text:p>0.33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4E-2" table:style-name="ce1">
            <text:p>0.01634</text:p>
          </table:table-cell>
          <table:table-cell office:value-type="float" office:value="-1.634E-2" table:style-name="ce1">
            <text:p>-0.01634</text:p>
          </table:table-cell>
          <table:table-cell office:value-type="float" office:value="1.0239" table:style-name="ce1">
            <text:p>1.0239</text:p>
          </table:table-cell>
          <table:table-cell office:value-type="float" office:value="4.0849999999999997E-2" table:style-name="ce1">
            <text:p>0.0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2388" table:style-name="ce1">
            <text:p>0.12388</text:p>
          </table:table-cell>
          <table:table-cell office:value-type="float" office:value="2.6840000000000003E-2" table:style-name="ce1">
            <text:p>0.02684</text:p>
          </table:table-cell>
          <table:table-cell office:value-type="float" office:value="0.10213" table:style-name="ce1">
            <text:p>0.10213</text:p>
          </table:table-cell>
          <table:table-cell office:value-type="float" office:value="-0.10213" table:style-name="ce1">
            <text:p>-0.10213</text:p>
          </table:table-cell>
          <table:table-cell office:value-type="float" office:value="1.0239" table:style-name="ce1">
            <text:p>1.0239</text:p>
          </table:table-cell>
          <table:table-cell office:value-type="float" office:value="0.25533" table:style-name="ce1">
            <text:p>0.25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2899999999999988E-3" table:style-name="ce1">
            <text:p>0.00829</text:p>
          </table:table-cell>
          <table:table-cell office:value-type="float" office:value="4.2839999999999996E-2" table:style-name="ce1">
            <text:p>0.04284</text:p>
          </table:table-cell>
          <table:table-cell office:value-type="float" office:value="0.16303999999999999" table:style-name="ce1">
            <text:p>0.16304</text:p>
          </table:table-cell>
          <table:table-cell office:value-type="float" office:value="-0.16303999999999999" table:style-name="ce1">
            <text:p>-0.16304</text:p>
          </table:table-cell>
          <table:table-cell office:value-type="float" office:value="1.0239" table:style-name="ce1">
            <text:p>1.0239</text:p>
          </table:table-cell>
          <table:table-cell office:value-type="float" office:value="0.40759999999999996" table:style-name="ce1">
            <text:p>0.4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3E-3" table:style-name="ce1">
            <text:p>0.00123</text:p>
          </table:table-cell>
          <table:table-cell office:value-type="float" office:value="-5.2999999999999998E-4" table:style-name="ce1">
            <text:p>-0.00053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-2.4140000000000002E-2" table:style-name="ce1">
            <text:p>-0.02414</text:p>
          </table:table-cell>
          <table:table-cell office:value-type="float" office:value="1.0199" table:style-name="ce1">
            <text:p>1.0199</text:p>
          </table:table-cell>
          <table:table-cell office:value-type="float" office:value="6.0350000000000001E-2" table:style-name="ce1">
            <text:p>0.06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279999999999999E-2" table:style-name="ce1">
            <text:p>0.07428</text:p>
          </table:table-cell>
          <table:table-cell office:value-type="float" office:value="-7.4279999999999999E-2" table:style-name="ce1">
            <text:p>-0.07428</text:p>
          </table:table-cell>
          <table:table-cell office:value-type="float" office:value="1.0199" table:style-name="ce1">
            <text:p>1.0199</text:p>
          </table:table-cell>
          <table:table-cell office:value-type="float" office:value="0.18568999999999999" table:style-name="ce1">
            <text:p>0.185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7080000000000003E-2" table:style-name="ce1">
            <text:p>0.02708</text:p>
          </table:table-cell>
          <table:table-cell office:value-type="float" office:value="3.3530000000000004E-2" table:style-name="ce1">
            <text:p>0.03353</text:p>
          </table:table-cell>
          <table:table-cell office:value-type="float" office:value="0.53295000000000003" table:style-name="ce1">
            <text:p>0.53295</text:p>
          </table:table-cell>
          <table:table-cell office:value-type="float" office:value="-0.53295000000000003" table:style-name="ce1">
            <text:p>-0.53295</text:p>
          </table:table-cell>
          <table:table-cell office:value-type="float" office:value="1.034" table:style-name="ce1">
            <text:p>1.034</text:p>
          </table:table-cell>
          <table:table-cell office:value-type="float" office:value="1.33236" table:style-name="ce1">
            <text:p>1.33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.5950000000000008E-2" table:style-name="ce1">
            <text:p>0.09595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7.911E-2" table:style-name="ce1">
            <text:p>0.07911</text:p>
          </table:table-cell>
          <table:table-cell office:value-type="float" office:value="-7.911E-2" table:style-name="ce1">
            <text:p>-0.07911</text:p>
          </table:table-cell>
          <table:table-cell office:value-type="float" office:value="1.034" table:style-name="ce1">
            <text:p>1.034</text:p>
          </table:table-cell>
          <table:table-cell office:value-type="float" office:value="0.19777" table:style-name="ce1">
            <text:p>0.19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34" table:style-name="ce1">
            <text:p>1.034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0001000000000002" table:style-name="ce1">
            <text:p>0.20001</text:p>
          </table:table-cell>
          <table:table-cell office:value-type="float" office:value="6.1550000000000001E-2" table:style-name="ce1">
            <text:p>0.06155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41223999999999994" table:style-name="ce1">
            <text:p>0.4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559999999999998E-2" table:style-name="ce1">
            <text:p>0.07056</text:p>
          </table:table-cell>
          <table:table-cell office:value-type="float" office:value="-7.0559999999999998E-2" table:style-name="ce1">
            <text:p>-0.07056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17640999999999998" table:style-name="ce1">
            <text:p>0.176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98" table:style-name="ce1">
            <text:p>1.0298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122E-2" table:style-name="ce1">
            <text:p>0.04122</text:p>
          </table:table-cell>
          <table:table-cell office:value-type="float" office:value="0.35627000000000003" table:style-name="ce1">
            <text:p>0.35627</text:p>
          </table:table-cell>
          <table:table-cell office:value-type="float" office:value="0.81111999999999995" table:style-name="ce1">
            <text:p>0.81112</text:p>
          </table:table-cell>
          <table:table-cell office:value-type="float" office:value="-0.81111999999999995" table:style-name="ce1">
            <text:p>-0.81112</text:p>
          </table:table-cell>
          <table:table-cell office:value-type="float" office:value="1.0298" table:style-name="ce1">
            <text:p>1.0298</text:p>
          </table:table-cell>
          <table:table-cell office:value-type="float" office:value="2.02779" table:style-name="ce1">
            <text:p>2.02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2300000000000002E-3" table:style-name="ce1">
            <text:p>0.00323</text:p>
          </table:table-cell>
          <table:table-cell office:value-type="float" office:value="-1.4950000000000001E-2" table:style-name="ce1">
            <text:p>-0.01495</text:p>
          </table:table-cell>
          <table:table-cell office:value-type="float" office:value="6.3509999999999997E-2" table:style-name="ce1">
            <text:p>0.06351</text:p>
          </table:table-cell>
          <table:table-cell office:value-type="float" office:value="-6.3509999999999997E-2" table:style-name="ce1">
            <text:p>-0.06351</text:p>
          </table:table-cell>
          <table:table-cell office:value-type="float" office:value="1.0228999999999999" table:style-name="ce1">
            <text:p>1.0229</text:p>
          </table:table-cell>
          <table:table-cell office:value-type="float" office:value="0.15876999999999999" table:style-name="ce1">
            <text:p>0.15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6172" table:style-name="ce1">
            <text:p>0.16172</text:p>
          </table:table-cell>
          <table:table-cell office:value-type="float" office:value="7.1199999999999996E-3" table:style-name="ce1">
            <text:p>0.00712</text:p>
          </table:table-cell>
          <table:table-cell office:value-type="float" office:value="0.13333" table:style-name="ce1">
            <text:p>0.13333</text:p>
          </table:table-cell>
          <table:table-cell office:value-type="float" office:value="-0.13333" table:style-name="ce1">
            <text:p>-0.13333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3332000000000001" table:style-name="ce1">
            <text:p>0.33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4.0300000000000006E-3" table:style-name="ce1">
            <text:p>0.00403</text:p>
          </table:table-cell>
          <table:table-cell office:value-type="float" office:value="7.5389999999999999E-2" table:style-name="ce1">
            <text:p>0.07539</text:p>
          </table:table-cell>
          <table:table-cell office:value-type="float" office:value="-7.5389999999999999E-2" table:style-name="ce1">
            <text:p>-0.07539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8847999999999998" table:style-name="ce1">
            <text:p>0.18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80000000000003E-2" table:style-name="ce1">
            <text:p>0.06908</text:p>
          </table:table-cell>
          <table:table-cell office:value-type="float" office:value="-6.9080000000000003E-2" table:style-name="ce1">
            <text:p>-0.0690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7269999999999999" table:style-name="ce1">
            <text:p>0.1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3949999999999993E-2" table:style-name="ce1">
            <text:p>0.06395</text:p>
          </table:table-cell>
          <table:table-cell office:value-type="float" office:value="8.6700000000000006E-3" table:style-name="ce1">
            <text:p>0.00867</text:p>
          </table:table-cell>
          <table:table-cell office:value-type="float" office:value="1.25827" table:style-name="ce1">
            <text:p>1.25827</text:p>
          </table:table-cell>
          <table:table-cell office:value-type="float" office:value="-1.25827" table:style-name="ce1">
            <text:p>-1.25827</text:p>
          </table:table-cell>
          <table:table-cell office:value-type="float" office:value="1.0219" table:style-name="ce1">
            <text:p>1.0219</text:p>
          </table:table-cell>
          <table:table-cell office:value-type="float" office:value="3.14568" table:style-name="ce1">
            <text:p>3.14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2039999999999998E-2" table:style-name="ce1">
            <text:p>0.06204</text:p>
          </table:table-cell>
          <table:table-cell office:value-type="float" office:value="7.5999999999999993E-4" table:style-name="ce1">
            <text:p>0.00076</text:p>
          </table:table-cell>
          <table:table-cell office:value-type="float" office:value="0.11067" table:style-name="ce1">
            <text:p>0.11067</text:p>
          </table:table-cell>
          <table:table-cell office:value-type="float" office:value="-0.11067" table:style-name="ce1">
            <text:p>-0.11067</text:p>
          </table:table-cell>
          <table:table-cell office:value-type="float" office:value="1.0219" table:style-name="ce1">
            <text:p>1.0219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219" table:style-name="ce1">
            <text:p>1.0219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.4719999999999999E-2" table:style-name="ce1">
            <text:p>0.09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600000000000002E-3" table:style-name="ce1">
            <text:p>0.00966</text:p>
          </table:table-cell>
          <table:table-cell office:value-type="float" office:value="-9.6600000000000002E-3" table:style-name="ce1">
            <text:p>-0.0096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99999999999999E-3" table:style-name="ce1">
            <text:p>0.00441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-8.1700000000000002E-3" table:style-name="ce1">
            <text:p>-0.008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043E-2" table:style-name="ce1">
            <text:p>0.02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.3679999999999999E-2" table:style-name="ce1">
            <text:p>0.09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72798000000000007" table:style-name="ce1">
            <text:p>0.72798</text:p>
          </table:table-cell>
          <table:table-cell office:value-type="float" office:value="0.32402000000000003" table:style-name="ce1">
            <text:p>0.32402</text:p>
          </table:table-cell>
          <table:table-cell office:value-type="float" office:value="0.60016999999999998" table:style-name="ce1">
            <text:p>0.60017</text:p>
          </table:table-cell>
          <table:table-cell office:value-type="float" office:value="-0.60016999999999998" table:style-name="ce1">
            <text:p>-0.600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.5004200000000001" table:style-name="ce1">
            <text:p>1.50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260000000000001E-2" table:style-name="ce1">
            <text:p>0.03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4.8039999999999999E-2" table:style-name="ce1">
            <text:p>0.04804</text:p>
          </table:table-cell>
          <table:table-cell office:value-type="float" office:value="0.12775999999999998" table:style-name="ce1">
            <text:p>0.12776</text:p>
          </table:table-cell>
          <table:table-cell office:value-type="float" office:value="-0.12775999999999998" table:style-name="ce1">
            <text:p>-0.1277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31940000000000002" table:style-name="ce1">
            <text:p>0.3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63" table:style-name="ce1">
            <text:p>0.63</text:p>
          </table:table-cell>
          <table:table-cell office:value-type="float" office:value="0.15503999999999998" table:style-name="ce1">
            <text:p>0.1550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2118999999999998" table:style-name="ce1">
            <text:p>0.32119</text:p>
          </table:table-cell>
          <table:table-cell office:value-type="float" office:value="9.9570000000000006E-2" table:style-name="ce1">
            <text:p>0.0995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8740000000000004E-2" table:style-name="ce1">
            <text:p>0.03874</text:p>
          </table:table-cell>
          <table:table-cell office:value-type="float" office:value="2.3949999999999999E-2" table:style-name="ce1">
            <text:p>0.02395</text:p>
          </table:table-cell>
          <table:table-cell office:value-type="float" office:value="3.1939999999999996E-2" table:style-name="ce1">
            <text:p>0.03194</text:p>
          </table:table-cell>
          <table:table-cell office:value-type="float" office:value="-3.1939999999999996E-2" table:style-name="ce1">
            <text:p>-0.03194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8020999999999999" table:style-name="ce1">
            <text:p>0.38021</text:p>
          </table:table-cell>
          <table:table-cell office:value-type="float" office:value="-5.2290000000000003E-2" table:style-name="ce1">
            <text:p>-0.05229</text:p>
          </table:table-cell>
          <table:table-cell office:value-type="float" office:value="0.31345000000000001" table:style-name="ce1">
            <text:p>0.31345</text:p>
          </table:table-cell>
          <table:table-cell office:value-type="float" office:value="-0.31345000000000001" table:style-name="ce1">
            <text:p>-0.3134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78363000000000005" table:style-name="ce1">
            <text:p>0.78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960000000000007E-2" table:style-name="ce1">
            <text:p>0.06796</text:p>
          </table:table-cell>
          <table:table-cell office:value-type="float" office:value="-6.7960000000000007E-2" table:style-name="ce1">
            <text:p>-0.06796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6991000000000001" table:style-name="ce1">
            <text:p>0.16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11E-2" table:style-name="ce1">
            <text:p>0.0111</text:p>
          </table:table-cell>
          <table:table-cell office:value-type="float" office:value="-3.6429999999999997E-2" table:style-name="ce1">
            <text:p>-0.03643</text:p>
          </table:table-cell>
          <table:table-cell office:value-type="float" office:value="0.21838000000000002" table:style-name="ce1">
            <text:p>0.21838</text:p>
          </table:table-cell>
          <table:table-cell office:value-type="float" office:value="-0.21838000000000002" table:style-name="ce1">
            <text:p>-0.2183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0600000000000002E-3" table:style-name="ce1">
            <text:p>0.00406</text:p>
          </table:table-cell>
          <table:table-cell office:value-type="float" office:value="-2.5700000000000002E-3" table:style-name="ce1">
            <text:p>-0.00257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-7.9850000000000004E-2" table:style-name="ce1">
            <text:p>-0.07985</text:p>
          </table:table-cell>
          <table:table-cell office:value-type="float" office:value="1.0122" table:style-name="ce1">
            <text:p>1.0122</text:p>
          </table:table-cell>
          <table:table-cell office:value-type="float" office:value="0.19961999999999999" table:style-name="ce1">
            <text:p>0.19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4956" table:style-name="ce1">
            <text:p>0.14956</text:p>
          </table:table-cell>
          <table:table-cell office:value-type="float" office:value="-3.9700000000000004E-3" table:style-name="ce1">
            <text:p>-0.00397</text:p>
          </table:table-cell>
          <table:table-cell office:value-type="float" office:value="0.12330000000000001" table:style-name="ce1">
            <text:p>0.1233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1.0122" table:style-name="ce1">
            <text:p>1.0122</text:p>
          </table:table-cell>
          <table:table-cell office:value-type="float" office:value="0.30824999999999997" table:style-name="ce1">
            <text:p>0.30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61760999999999999" table:style-name="ce1">
            <text:p>0.61761</text:p>
          </table:table-cell>
          <table:table-cell office:value-type="float" office:value="7.1139999999999995E-2" table:style-name="ce1">
            <text:p>0.07114</text:p>
          </table:table-cell>
          <table:table-cell office:value-type="float" office:value="0.50917999999999997" table:style-name="ce1">
            <text:p>0.50918</text:p>
          </table:table-cell>
          <table:table-cell office:value-type="float" office:value="-0.50917999999999997" table:style-name="ce1">
            <text:p>-0.50918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27294" table:style-name="ce1">
            <text:p>1.2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6.5229999999999996E-2" table:style-name="ce1">
            <text:p>0.06523</text:p>
          </table:table-cell>
          <table:table-cell office:value-type="float" office:value="0.46683999999999998" table:style-name="ce1">
            <text:p>0.46684</text:p>
          </table:table-cell>
          <table:table-cell office:value-type="float" office:value="-0.46683999999999998" table:style-name="ce1">
            <text:p>-0.46684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1671" table:style-name="ce1">
            <text:p>1.1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3929999999999995E-2" table:style-name="ce1">
            <text:p>0.0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83609999999999995" table:style-name="ce1">
            <text:p>0.8361</text:p>
          </table:table-cell>
          <table:table-cell office:value-type="float" office:value="0.13058999999999998" table:style-name="ce1">
            <text:p>0.13059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-0.68930000000000002" table:style-name="ce1">
            <text:p>-0.6893</text:p>
          </table:table-cell>
          <table:table-cell office:value-type="float" office:value="1.022" table:style-name="ce1">
            <text:p>1.022</text:p>
          </table:table-cell>
          <table:table-cell office:value-type="float" office:value="1.7232499999999999" table:style-name="ce1">
            <text:p>1.72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600000000000004E-3" table:style-name="ce1">
            <text:p>0.00446</text:p>
          </table:table-cell>
          <table:table-cell office:value-type="float" office:value="-4.4600000000000004E-3" table:style-name="ce1">
            <text:p>-0.00446</text:p>
          </table:table-cell>
          <table:table-cell office:value-type="float" office:value="1.022" table:style-name="ce1">
            <text:p>1.022</text:p>
          </table:table-cell>
          <table:table-cell office:value-type="float" office:value="1.1140000000000001E-2" table:style-name="ce1">
            <text:p>0.01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81" table:style-name="ce1">
            <text:p>1.0281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E-2" table:style-name="ce1">
            <text:p>0.01486</text:p>
          </table:table-cell>
          <table:table-cell office:value-type="float" office:value="-1.486E-2" table:style-name="ce1">
            <text:p>-0.01486</text:p>
          </table:table-cell>
          <table:table-cell office:value-type="float" office:value="1.0281" table:style-name="ce1">
            <text:p>1.0281</text:p>
          </table:table-cell>
          <table:table-cell office:value-type="float" office:value="3.7139999999999999E-2" table:style-name="ce1">
            <text:p>0.03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2704000000000001" table:style-name="ce1">
            <text:p>0.12704</text:p>
          </table:table-cell>
          <table:table-cell office:value-type="float" office:value="4.011E-2" table:style-name="ce1">
            <text:p>0.04011</text:p>
          </table:table-cell>
          <table:table-cell office:value-type="float" office:value="0.10473" table:style-name="ce1">
            <text:p>0.10473</text:p>
          </table:table-cell>
          <table:table-cell office:value-type="float" office:value="-0.10473" table:style-name="ce1">
            <text:p>-0.10473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6183000000000001" table:style-name="ce1">
            <text:p>0.26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3699999999999999E-3" table:style-name="ce1">
            <text:p>0.00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1499999999999993E-3" table:style-name="ce1">
            <text:p>0.00815</text:p>
          </table:table-cell>
          <table:table-cell office:value-type="float" office:value="6.1440000000000002E-2" table:style-name="ce1">
            <text:p>0.06144</text:p>
          </table:table-cell>
          <table:table-cell office:value-type="float" office:value="0.16044" table:style-name="ce1">
            <text:p>0.16044</text:p>
          </table:table-cell>
          <table:table-cell office:value-type="float" office:value="-0.16044" table:style-name="ce1">
            <text:p>-0.1604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54E-2" table:style-name="ce1">
            <text:p>0.02154</text:p>
          </table:table-cell>
          <table:table-cell office:value-type="float" office:value="-2.154E-2" table:style-name="ce1">
            <text:p>-0.02154</text:p>
          </table:table-cell>
          <table:table-cell office:value-type="float" office:value="1.0238" table:style-name="ce1">
            <text:p>1.0238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291E-2" table:style-name="ce1">
            <text:p>0.01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6.2E-2" table:style-name="ce1">
            <text:p>0.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38" table:style-name="ce1">
            <text:p>1.0238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9190000000000003E-2" table:style-name="ce1">
            <text:p>0.03919</text:p>
          </table:table-cell>
          <table:table-cell office:value-type="float" office:value="9.1400000000000006E-3" table:style-name="ce1">
            <text:p>0.00914</text:p>
          </table:table-cell>
          <table:table-cell office:value-type="float" office:value="3.2309999999999998E-2" table:style-name="ce1">
            <text:p>0.03231</text:p>
          </table:table-cell>
          <table:table-cell office:value-type="float" office:value="-3.2309999999999998E-2" table:style-name="ce1">
            <text:p>-0.03231</text:p>
          </table:table-cell>
          <table:table-cell office:value-type="float" office:value="1.0225" table:style-name="ce1">
            <text:p>1.0225</text:p>
          </table:table-cell>
          <table:table-cell office:value-type="float" office:value="8.0779999999999991E-2" table:style-name="ce1">
            <text:p>0.08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353E-2" table:style-name="ce1">
            <text:p>0.01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064999999999998" table:style-name="ce1">
            <text:p>0.37065</text:p>
          </table:table-cell>
          <table:table-cell office:value-type="float" office:value="-0.37064999999999998" table:style-name="ce1">
            <text:p>-0.37065</text:p>
          </table:table-cell>
          <table:table-cell office:value-type="float" office:value="1.0201" table:style-name="ce1">
            <text:p>1.0201</text:p>
          </table:table-cell>
          <table:table-cell office:value-type="float" office:value="0.92662000000000011" table:style-name="ce1">
            <text:p>0.92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-4.5309999999999996E-2" table:style-name="ce1">
            <text:p>-0.04531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11327" table:style-name="ce1">
            <text:p>0.11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663E-2" table:style-name="ce1">
            <text:p>0.05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4239999999999995E-2" table:style-name="ce1">
            <text:p>0.08424</text:p>
          </table:table-cell>
          <table:table-cell office:value-type="float" office:value="2.0560000000000002E-2" table:style-name="ce1">
            <text:p>0.02056</text:p>
          </table:table-cell>
          <table:table-cell office:value-type="float" office:value="6.9449999999999998E-2" table:style-name="ce1">
            <text:p>0.06945</text:p>
          </table:table-cell>
          <table:table-cell office:value-type="float" office:value="-6.9449999999999998E-2" table:style-name="ce1">
            <text:p>-0.0694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17362" table:style-name="ce1">
            <text:p>0.17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0.12325" table:style-name="ce1">
            <text:p>0.12325</text:p>
          </table:table-cell>
          <table:table-cell office:value-type="float" office:value="0.41633000000000003" table:style-name="ce1">
            <text:p>0.41633</text:p>
          </table:table-cell>
          <table:table-cell office:value-type="float" office:value="-0.41633000000000003" table:style-name="ce1">
            <text:p>-0.4163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408199999999999" table:style-name="ce1">
            <text:p>1.04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78E-2" table:style-name="ce1">
            <text:p>0.02078</text:p>
          </table:table-cell>
          <table:table-cell office:value-type="float" office:value="1.5910000000000001E-2" table:style-name="ce1">
            <text:p>0.01591</text:p>
          </table:table-cell>
          <table:table-cell office:value-type="float" office:value="0.40889999999999999" table:style-name="ce1">
            <text:p>0.4089</text:p>
          </table:table-cell>
          <table:table-cell office:value-type="float" office:value="-0.40889999999999999" table:style-name="ce1">
            <text:p>-0.408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.0222499999999999" table:style-name="ce1">
            <text:p>1.02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8163499999999999" table:style-name="ce1">
            <text:p>1.81635</text:p>
          </table:table-cell>
          <table:table-cell office:value-type="float" office:value="8.2479999999999998E-2" table:style-name="ce1">
            <text:p>0.08248</text:p>
          </table:table-cell>
          <table:table-cell office:value-type="float" office:value="1.4974499999999999" table:style-name="ce1">
            <text:p>1.49745</text:p>
          </table:table-cell>
          <table:table-cell office:value-type="float" office:value="-1.4974499999999999" table:style-name="ce1">
            <text:p>-1.49745</text:p>
          </table:table-cell>
          <table:table-cell office:value-type="float" office:value="1.0178" table:style-name="ce1">
            <text:p>1.0178</text:p>
          </table:table-cell>
          <table:table-cell office:value-type="float" office:value="3.7436200000000004" table:style-name="ce1">
            <text:p>3.7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000000000000001E-3" table:style-name="ce1">
            <text:p>0.0017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78" table:style-name="ce1">
            <text:p>1.0178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740000000000002E-2" table:style-name="ce1">
            <text:p>0.05274</text:p>
          </table:table-cell>
          <table:table-cell office:value-type="float" office:value="-5.2740000000000002E-2" table:style-name="ce1">
            <text:p>-0.05274</text:p>
          </table:table-cell>
          <table:table-cell office:value-type="float" office:value="1.0156000000000001" table:style-name="ce1">
            <text:p>1.0156</text:p>
          </table:table-cell>
          <table:table-cell office:value-type="float" office:value="0.13183999999999998" table:style-name="ce1">
            <text:p>0.13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E-2" table:style-name="ce1">
            <text:p>0.01486</text:p>
          </table:table-cell>
          <table:table-cell office:value-type="float" office:value="-1.486E-2" table:style-name="ce1">
            <text:p>-0.01486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3.7139999999999999E-2" table:style-name="ce1">
            <text:p>0.03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069999999999999E-2" table:style-name="ce1">
            <text:p>0.02207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.5490000000000003E-2" table:style-name="ce1">
            <text:p>0.04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.96E-3" table:style-name="ce1">
            <text:p>0.00496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4.0899999999999999E-3" table:style-name="ce1">
            <text:p>0.00409</text:p>
          </table:table-cell>
          <table:table-cell office:value-type="float" office:value="-4.0899999999999999E-3" table:style-name="ce1">
            <text:p>-0.0040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0209999999999999E-2" table:style-name="ce1">
            <text:p>0.0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-4.8280000000000003E-2" table:style-name="ce1">
            <text:p>-0.04828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207" table:style-name="ce1">
            <text:p>0.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157E-2" table:style-name="ce1">
            <text:p>0.01157</text:p>
          </table:table-cell>
          <table:table-cell office:value-type="float" office:value="2.8450000000000003E-2" table:style-name="ce1">
            <text:p>0.02845</text:p>
          </table:table-cell>
          <table:table-cell office:value-type="float" office:value="0.22765999999999997" table:style-name="ce1">
            <text:p>0.22766</text:p>
          </table:table-cell>
          <table:table-cell office:value-type="float" office:value="-0.22765999999999997" table:style-name="ce1">
            <text:p>-0.22766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56916" table:style-name="ce1">
            <text:p>0.56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23694999999999999" table:style-name="ce1">
            <text:p>0.23695</text:p>
          </table:table-cell>
          <table:table-cell office:value-type="float" office:value="2.4409999999999998E-2" table:style-name="ce1">
            <text:p>0.02441</text:p>
          </table:table-cell>
          <table:table-cell office:value-type="float" office:value="0.19535" table:style-name="ce1">
            <text:p>0.19535</text:p>
          </table:table-cell>
          <table:table-cell office:value-type="float" office:value="-0.19535" table:style-name="ce1">
            <text:p>-0.19535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48838000000000004" table:style-name="ce1">
            <text:p>0.48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2280000000000001E-2" table:style-name="ce1">
            <text:p>0.02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107" table:style-name="ce1">
            <text:p>0.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163" table:style-name="ce1">
            <text:p>0.12163</text:p>
          </table:table-cell>
          <table:table-cell office:value-type="float" office:value="5.6200000000000009E-3" table:style-name="ce1">
            <text:p>0.0056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6619999999999999E-2" table:style-name="ce1">
            <text:p>0.06662</text:p>
          </table:table-cell>
          <table:table-cell office:value-type="float" office:value="1.093E-2" table:style-name="ce1">
            <text:p>0.01093</text:p>
          </table:table-cell>
          <table:table-cell office:value-type="float" office:value="0.11885" table:style-name="ce1">
            <text:p>0.11885</text:p>
          </table:table-cell>
          <table:table-cell office:value-type="float" office:value="-0.11885" table:style-name="ce1">
            <text:p>-0.11885</text:p>
          </table:table-cell>
          <table:table-cell office:value-type="float" office:value="1.0205" table:style-name="ce1">
            <text:p>1.0205</text:p>
          </table:table-cell>
          <table:table-cell office:value-type="float" office:value="0.29710999999999999" table:style-name="ce1">
            <text:p>0.29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05" table:style-name="ce1">
            <text:p>1.0205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831E-2" table:style-name="ce1">
            <text:p>0.01831</text:p>
          </table:table-cell>
          <table:table-cell office:value-type="float" office:value="3.3140000000000003E-2" table:style-name="ce1">
            <text:p>0.03314</text:p>
          </table:table-cell>
          <table:table-cell office:value-type="float" office:value="0.36024999999999996" table:style-name="ce1">
            <text:p>0.36025</text:p>
          </table:table-cell>
          <table:table-cell office:value-type="float" office:value="-0.36024999999999996" table:style-name="ce1">
            <text:p>-0.36025</text:p>
          </table:table-cell>
          <table:table-cell office:value-type="float" office:value="1.0205" table:style-name="ce1">
            <text:p>1.0205</text:p>
          </table:table-cell>
          <table:table-cell office:value-type="float" office:value="0.90061999999999998" table:style-name="ce1">
            <text:p>0.90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1487" table:style-name="ce1">
            <text:p>0.1148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9.4700000000000006E-2" table:style-name="ce1">
            <text:p>0.0947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1.0205" table:style-name="ce1">
            <text:p>1.0205</text:p>
          </table:table-cell>
          <table:table-cell office:value-type="float" office:value="0.23675999999999997" table:style-name="ce1">
            <text:p>0.23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.1000000000000006E-4" table:style-name="ce1">
            <text:p>0.00081</text:p>
          </table:table-cell>
          <table:table-cell office:value-type="float" office:value="-1.1979999999999999E-2" table:style-name="ce1">
            <text:p>-0.01198</text:p>
          </table:table-cell>
          <table:table-cell office:value-type="float" office:value="1.5969999999999998E-2" table:style-name="ce1">
            <text:p>0.01597</text:p>
          </table:table-cell>
          <table:table-cell office:value-type="float" office:value="-1.5969999999999998E-2" table:style-name="ce1">
            <text:p>-0.01597</text:p>
          </table:table-cell>
          <table:table-cell office:value-type="float" office:value="1.026" table:style-name="ce1">
            <text:p>1.026</text:p>
          </table:table-cell>
          <table:table-cell office:value-type="float" office:value="3.9919999999999997E-2" table:style-name="ce1">
            <text:p>0.03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6" table:style-name="ce1">
            <text:p>1.026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847E-2" table:style-name="ce1">
            <text:p>0.01847</text:p>
          </table:table-cell>
          <table:table-cell office:value-type="float" office:value="1.142E-2" table:style-name="ce1">
            <text:p>0.01142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-6.3099999999999996E-3" table:style-name="ce1">
            <text:p>-0.00631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1.5780000000000002E-2" table:style-name="ce1">
            <text:p>0.0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8719999999999999E-2" table:style-name="ce1">
            <text:p>0.04872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0.95855999999999997" table:style-name="ce1">
            <text:p>0.95856</text:p>
          </table:table-cell>
          <table:table-cell office:value-type="float" office:value="-0.95855999999999997" table:style-name="ce1">
            <text:p>-0.9585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3963999999999999" table:style-name="ce1">
            <text:p>2.3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0999999999999999E-4" table:style-name="ce1">
            <text:p>0.00011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-1.1100000000000001E-3" table:style-name="ce1">
            <text:p>-0.0011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7800000000000004E-3" table:style-name="ce1">
            <text:p>0.00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122E-2" table:style-name="ce1">
            <text:p>0.0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9359999999999999E-2" table:style-name="ce1">
            <text:p>0.01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9.3000000000000013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3560000000000001E-2" table:style-name="ce1">
            <text:p>0.04356</text:p>
          </table:table-cell>
          <table:table-cell office:value-type="float" office:value="-3.7859999999999998E-2" table:style-name="ce1">
            <text:p>-0.03786</text:p>
          </table:table-cell>
          <table:table-cell office:value-type="float" office:value="0.85716999999999999" table:style-name="ce1">
            <text:p>0.85717</text:p>
          </table:table-cell>
          <table:table-cell office:value-type="float" office:value="-0.85716999999999999" table:style-name="ce1">
            <text:p>-0.85717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2.1429200000000002" table:style-name="ce1">
            <text:p>2.14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.0189999999999997E-2" table:style-name="ce1">
            <text:p>0.08019</text:p>
          </table:table-cell>
          <table:table-cell office:value-type="float" office:value="-1.272E-2" table:style-name="ce1">
            <text:p>-0.01272</text:p>
          </table:table-cell>
          <table:table-cell office:value-type="float" office:value="6.6110000000000002E-2" table:style-name="ce1">
            <text:p>0.06611</text:p>
          </table:table-cell>
          <table:table-cell office:value-type="float" office:value="-6.6110000000000002E-2" table:style-name="ce1">
            <text:p>-0.06611</text:p>
          </table:table-cell>
          <table:table-cell office:value-type="float" office:value="1.0183" table:style-name="ce1">
            <text:p>1.0183</text:p>
          </table:table-cell>
          <table:table-cell office:value-type="float" office:value="0.16527" table:style-name="ce1">
            <text:p>0.16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819999999999999E-2" table:style-name="ce1">
            <text:p>0.01182</text:p>
          </table:table-cell>
          <table:table-cell office:value-type="float" office:value="5.9269999999999996E-2" table:style-name="ce1">
            <text:p>0.05927</text:p>
          </table:table-cell>
          <table:table-cell office:value-type="float" office:value="0.23248999999999997" table:style-name="ce1">
            <text:p>0.23249</text:p>
          </table:table-cell>
          <table:table-cell office:value-type="float" office:value="-0.23248999999999997" table:style-name="ce1">
            <text:p>-0.2324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8123000000000002" table:style-name="ce1">
            <text:p>0.58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261E-2" table:style-name="ce1">
            <text:p>0.01261</text:p>
          </table:table-cell>
          <table:table-cell office:value-type="float" office:value="2.65E-3" table:style-name="ce1">
            <text:p>0.00265</text:p>
          </table:table-cell>
          <table:table-cell office:value-type="float" office:value="1.04E-2" table:style-name="ce1">
            <text:p>0.0104</text:p>
          </table:table-cell>
          <table:table-cell office:value-type="float" office:value="-1.04E-2" table:style-name="ce1">
            <text:p>-0.01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629999999999998E-2" table:style-name="ce1">
            <text:p>0.03163</text:p>
          </table:table-cell>
          <table:table-cell office:value-type="float" office:value="0.37031999999999998" table:style-name="ce1">
            <text:p>0.37032</text:p>
          </table:table-cell>
          <table:table-cell office:value-type="float" office:value="0.62244999999999995" table:style-name="ce1">
            <text:p>0.62245</text:p>
          </table:table-cell>
          <table:table-cell office:value-type="float" office:value="-0.62244999999999995" table:style-name="ce1">
            <text:p>-0.6224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.55613" table:style-name="ce1">
            <text:p>1.55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79E-3" table:style-name="ce1">
            <text:p>0.00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3E-2" table:style-name="ce1">
            <text:p>0.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980000000000001E-2" table:style-name="ce1">
            <text:p>0.03198</text:p>
          </table:table-cell>
          <table:table-cell office:value-type="float" office:value="1.5689999999999999E-2" table:style-name="ce1">
            <text:p>0.01569</text:p>
          </table:table-cell>
          <table:table-cell office:value-type="float" office:value="2.6370000000000001E-2" table:style-name="ce1">
            <text:p>0.02637</text:p>
          </table:table-cell>
          <table:table-cell office:value-type="float" office:value="-2.6370000000000001E-2" table:style-name="ce1">
            <text:p>-0.02637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6.5919999999999992E-2" table:style-name="ce1">
            <text:p>0.06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4E-2" table:style-name="ce1">
            <text:p>0.01634</text:p>
          </table:table-cell>
          <table:table-cell office:value-type="float" office:value="-1.634E-2" table:style-name="ce1">
            <text:p>-0.01634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4.0849999999999997E-2" table:style-name="ce1">
            <text:p>0.0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6389999999999999E-2" table:style-name="ce1">
            <text:p>0.03639</text:p>
          </table:table-cell>
          <table:table-cell office:value-type="float" office:value="8.4920000000000009E-2" table:style-name="ce1">
            <text:p>0.08492</text:p>
          </table:table-cell>
          <table:table-cell office:value-type="float" office:value="0.71604000000000001" table:style-name="ce1">
            <text:p>0.71604</text:p>
          </table:table-cell>
          <table:table-cell office:value-type="float" office:value="-0.71604000000000001" table:style-name="ce1">
            <text:p>-0.71604</text:p>
          </table:table-cell>
          <table:table-cell office:value-type="float" office:value="1.0282" table:style-name="ce1">
            <text:p>1.0282</text:p>
          </table:table-cell>
          <table:table-cell office:value-type="float" office:value="1.7900999999999998" table:style-name="ce1">
            <text:p>1.79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848" table:style-name="ce1">
            <text:p>0.11848</text:p>
          </table:table-cell>
          <table:table-cell office:value-type="float" office:value="1.158E-2" table:style-name="ce1">
            <text:p>0.01158</text:p>
          </table:table-cell>
          <table:table-cell office:value-type="float" office:value="9.7680000000000003E-2" table:style-name="ce1">
            <text:p>0.09768</text:p>
          </table:table-cell>
          <table:table-cell office:value-type="float" office:value="-9.7680000000000003E-2" table:style-name="ce1">
            <text:p>-0.09768</text:p>
          </table:table-cell>
          <table:table-cell office:value-type="float" office:value="1.0282" table:style-name="ce1">
            <text:p>1.0282</text:p>
          </table:table-cell>
          <table:table-cell office:value-type="float" office:value="0.24419000000000002" table:style-name="ce1">
            <text:p>0.24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429" table:style-name="ce1">
            <text:p>0.1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0.54899999999999993" table:style-name="ce1">
            <text:p>0.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.2199999999999994E-2" table:style-name="ce1">
            <text:p>0.0422</text:p>
          </table:table-cell>
          <table:table-cell office:value-type="float" office:value="8.8219999999999993E-2" table:style-name="ce1">
            <text:p>0.08822</text:p>
          </table:table-cell>
          <table:table-cell office:value-type="float" office:value="0.83043000000000011" table:style-name="ce1">
            <text:p>0.83043</text:p>
          </table:table-cell>
          <table:table-cell office:value-type="float" office:value="-0.83043000000000011" table:style-name="ce1">
            <text:p>-0.83043</text:p>
          </table:table-cell>
          <table:table-cell office:value-type="float" office:value="1.0185" table:style-name="ce1">
            <text:p>1.0185</text:p>
          </table:table-cell>
          <table:table-cell office:value-type="float" office:value="2.0760700000000001" table:style-name="ce1">
            <text:p>2.07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980000000000001E-3" table:style-name="ce1">
            <text:p>0.00798</text:p>
          </table:table-cell>
          <table:table-cell office:value-type="float" office:value="6.3090000000000007E-2" table:style-name="ce1">
            <text:p>0.06309</text:p>
          </table:table-cell>
          <table:table-cell office:value-type="float" office:value="0.15710000000000002" table:style-name="ce1">
            <text:p>0.1571</text:p>
          </table:table-cell>
          <table:table-cell office:value-type="float" office:value="-0.15710000000000002" table:style-name="ce1">
            <text:p>-0.157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39274999999999999" table:style-name="ce1">
            <text:p>0.3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8299999999999992E-3" table:style-name="ce1">
            <text:p>0.00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26443" table:style-name="ce1">
            <text:p>0.26443</text:p>
          </table:table-cell>
          <table:table-cell office:value-type="float" office:value="8.7550000000000003E-2" table:style-name="ce1">
            <text:p>0.08755</text:p>
          </table:table-cell>
          <table:table-cell office:value-type="float" office:value="0.21800999999999998" table:style-name="ce1">
            <text:p>0.21801</text:p>
          </table:table-cell>
          <table:table-cell office:value-type="float" office:value="-0.21800999999999998" table:style-name="ce1">
            <text:p>-0.2180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54502000000000006" table:style-name="ce1">
            <text:p>0.54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3950000000000001E-2" table:style-name="ce1">
            <text:p>0.01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0730000000000002E-2" table:style-name="ce1">
            <text:p>0.04073</text:p>
          </table:table-cell>
          <table:table-cell office:value-type="float" office:value="-2.6339999999999999E-2" table:style-name="ce1">
            <text:p>-0.02634</text:p>
          </table:table-cell>
          <table:table-cell office:value-type="float" office:value="0.80146000000000006" table:style-name="ce1">
            <text:p>0.80146</text:p>
          </table:table-cell>
          <table:table-cell office:value-type="float" office:value="-0.80146000000000006" table:style-name="ce1">
            <text:p>-0.8014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2.0036499999999999" table:style-name="ce1">
            <text:p>2.00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083999999999999" table:style-name="ce1">
            <text:p>0.17084</text:p>
          </table:table-cell>
          <table:table-cell office:value-type="float" office:value="-0.17083999999999999" table:style-name="ce1">
            <text:p>-0.17084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42710000000000004" table:style-name="ce1">
            <text:p>0.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4079999999999999E-2" table:style-name="ce1">
            <text:p>0.01408</text:p>
          </table:table-cell>
          <table:table-cell office:value-type="float" office:value="-2.0889999999999999E-2" table:style-name="ce1">
            <text:p>-0.02089</text:p>
          </table:table-cell>
          <table:table-cell office:value-type="float" office:value="0.27705999999999997" table:style-name="ce1">
            <text:p>0.27706</text:p>
          </table:table-cell>
          <table:table-cell office:value-type="float" office:value="-0.27705999999999997" table:style-name="ce1">
            <text:p>-0.27706</text:p>
          </table:table-cell>
          <table:table-cell office:value-type="float" office:value="1.0098" table:style-name="ce1">
            <text:p>1.0098</text:p>
          </table:table-cell>
          <table:table-cell office:value-type="float" office:value="0.69263999999999992" table:style-name="ce1">
            <text:p>0.69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3090000000000003E-2" table:style-name="ce1">
            <text:p>0.04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4219999999999995E-2" table:style-name="ce1">
            <text:p>0.04422</text:p>
          </table:table-cell>
          <table:table-cell office:value-type="float" office:value="9.3520000000000006E-2" table:style-name="ce1">
            <text:p>0.09352</text:p>
          </table:table-cell>
          <table:table-cell office:value-type="float" office:value="0.87017" table:style-name="ce1">
            <text:p>0.87017</text:p>
          </table:table-cell>
          <table:table-cell office:value-type="float" office:value="-0.87017" table:style-name="ce1">
            <text:p>-0.8701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1754199999999999" table:style-name="ce1">
            <text:p>2.17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6039999999999991E-2" table:style-name="ce1">
            <text:p>0.08604</text:p>
          </table:table-cell>
          <table:table-cell office:value-type="float" office:value="7.62E-3" table:style-name="ce1">
            <text:p>0.00762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-7.3999999999999999E-4" table:style-name="ce1">
            <text:p>-0.0007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8599999999999999E-3" table:style-name="ce1">
            <text:p>0.00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6819999999999999E-2" table:style-name="ce1">
            <text:p>0.07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7" table:style-name="ce1">
            <text:p>1.0097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.197E-2" table:style-name="ce1">
            <text:p>0.02197</text:p>
          </table:table-cell>
          <table:table-cell office:value-type="float" office:value="-1.401E-2" table:style-name="ce1">
            <text:p>-0.01401</text:p>
          </table:table-cell>
          <table:table-cell office:value-type="float" office:value="0.43229999999999996" table:style-name="ce1">
            <text:p>0.4323</text:p>
          </table:table-cell>
          <table:table-cell office:value-type="float" office:value="-0.43229999999999996" table:style-name="ce1">
            <text:p>-0.4323</text:p>
          </table:table-cell>
          <table:table-cell office:value-type="float" office:value="1.0097" table:style-name="ce1">
            <text:p>1.0097</text:p>
          </table:table-cell>
          <table:table-cell office:value-type="float" office:value="1.0807500000000001" table:style-name="ce1">
            <text:p>1.08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097" table:style-name="ce1">
            <text:p>1.0097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720000000000002E-2" table:style-name="ce1">
            <text:p>0.02072</text:p>
          </table:table-cell>
          <table:table-cell office:value-type="float" office:value="-1.2809999999999998E-2" table:style-name="ce1">
            <text:p>-0.01281</text:p>
          </table:table-cell>
          <table:table-cell office:value-type="float" office:value="1.7079999999999998E-2" table:style-name="ce1">
            <text:p>0.01708</text:p>
          </table:table-cell>
          <table:table-cell office:value-type="float" office:value="-1.7079999999999998E-2" table:style-name="ce1">
            <text:p>-0.01708</text:p>
          </table:table-cell>
          <table:table-cell office:value-type="float" office:value="1.03" table:style-name="ce1">
            <text:p>1.03</text:p>
          </table:table-cell>
          <table:table-cell office:value-type="float" office:value="4.2709999999999998E-2" table:style-name="ce1">
            <text:p>0.0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510000000000001E-2" table:style-name="ce1">
            <text:p>0.02451</text:p>
          </table:table-cell>
          <table:table-cell office:value-type="float" office:value="-2.4510000000000001E-2" table:style-name="ce1">
            <text:p>-0.02451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6.1280000000000001E-2" table:style-name="ce1">
            <text:p>0.06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0.33445999999999998" table:style-name="ce1">
            <text:p>0.33446</text:p>
          </table:table-cell>
          <table:table-cell office:value-type="float" office:value="0.56674000000000002" table:style-name="ce1">
            <text:p>0.56674</text:p>
          </table:table-cell>
          <table:table-cell office:value-type="float" office:value="-0.56674000000000002" table:style-name="ce1">
            <text:p>-0.56674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.41686" table:style-name="ce1">
            <text:p>1.41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.4900000000000001E-3" table:style-name="ce1">
            <text:p>0.00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7589999999999998E-2" table:style-name="ce1">
            <text:p>0.01759</text:p>
          </table:table-cell>
          <table:table-cell office:value-type="float" office:value="0.13805999999999999" table:style-name="ce1">
            <text:p>0.13806</text:p>
          </table:table-cell>
          <table:table-cell office:value-type="float" office:value="0.34613999999999995" table:style-name="ce1">
            <text:p>0.34614</text:p>
          </table:table-cell>
          <table:table-cell office:value-type="float" office:value="-0.34613999999999995" table:style-name="ce1">
            <text:p>-0.34614</text:p>
          </table:table-cell>
          <table:table-cell office:value-type="float" office:value="1.0201" table:style-name="ce1">
            <text:p>1.0201</text:p>
          </table:table-cell>
          <table:table-cell office:value-type="float" office:value="0.86534000000000011" table:style-name="ce1">
            <text:p>0.86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569999999999999E-2" table:style-name="ce1">
            <text:p>0.04457</text:p>
          </table:table-cell>
          <table:table-cell office:value-type="float" office:value="-4.4569999999999999E-2" table:style-name="ce1">
            <text:p>-0.04457</text:p>
          </table:table-cell>
          <table:table-cell office:value-type="float" office:value="1.0161" table:style-name="ce1">
            <text:p>1.0161</text:p>
          </table:table-cell>
          <table:table-cell office:value-type="float" office:value="0.11141999999999999" table:style-name="ce1">
            <text:p>0.11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1" table:style-name="ce1">
            <text:p>1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120000000000001E-2" table:style-name="ce1">
            <text:p>0.01012</text:p>
          </table:table-cell>
          <table:table-cell office:value-type="float" office:value="-2.35E-2" table:style-name="ce1">
            <text:p>-0.0235</text:p>
          </table:table-cell>
          <table:table-cell office:value-type="float" office:value="0.19907" table:style-name="ce1">
            <text:p>0.19907</text:p>
          </table:table-cell>
          <table:table-cell office:value-type="float" office:value="-0.19907" table:style-name="ce1">
            <text:p>-0.19907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49765999999999999" table:style-name="ce1">
            <text:p>0.49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office:value-type="float" office:value="4.3E-3" table:style-name="ce1">
            <text:p>0.004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9" table:style-name="ce1">
            <text:p>1.037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54" table:style-name="ce1">
            <text:p>0.5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79" table:style-name="ce1">
            <text:p>1.037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081" table:style-name="ce1">
            <text:p>1.0081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081" table:style-name="ce1">
            <text:p>1.0081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office:value-type="float" office:value="-2.65E-3" table:style-name="ce1">
            <text:p>-0.00265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59" table:style-name="ce1">
            <text:p>1.035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office:value-type="float" office:value="1.057E-2" table:style-name="ce1">
            <text:p>0.01057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office:value-type="float" office:value="3.5159999999999997E-2" table:style-name="ce1">
            <text:p>0.03516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59" table:style-name="ce1">
            <text:p>0.59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9" table:style-name="ce1">
            <text:p>0.79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5" table:style-name="ce1">
            <text:p>195</text:p>
          </table:table-cell>
          <table:table-cell office:value-type="float" office:value="0.71" table:style-name="ce1">
            <text:p>0.71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2" table:style-name="ce1">
            <text:p>0.42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office:value-type="float" office:value="-4.3400000000000001E-3" table:style-name="ce1">
            <text:p>-0.00434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27" table:style-name="ce1">
            <text:p>1.042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office:value-type="float" office:value="-1.0160000000000001E-2" table:style-name="ce1">
            <text:p>-0.0101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office:value-type="float" office:value="-8.4499999999999992E-3" table:style-name="ce1">
            <text:p>-0.0084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office:value-type="float" office:value="-0.15130000000000002" table:style-name="ce1">
            <text:p>-0.1513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office:value-type="float" office:value="4.2359999999999995E-2" table:style-name="ce1">
            <text:p>0.04236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18" table:style-name="ce1">
            <text:p>218</text:p>
          </table:table-cell>
          <table:table-cell office:value-type="float" office:value="0.51" table:style-name="ce1">
            <text:p>0.51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office:value-type="float" office:value="0.26377" table:style-name="ce1">
            <text:p>0.26377</text:p>
          </table:table-cell>
          <table:table-cell office:value-type="float" office:value="1.98" table:style-name="ce1">
            <text:p>1.98</text:p>
          </table:table-cell>
          <table:table-cell office:value-type="float" office:value="-0.99" table:style-name="ce1">
            <text:p>-0.99</text:p>
          </table:table-cell>
          <table:table-cell office:value-type="float" office:value="1.0305" table:style-name="ce1">
            <text:p>1.0305</text:p>
          </table:table-cell>
          <table:table-cell office:value-type="float" office:value="3.3" table:style-name="ce1">
            <text:p>3.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office:value-type="float" office:value="0.26257999999999998" table:style-name="ce1">
            <text:p>0.2625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4" table:style-name="ce1">
            <text:p>1.02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office:value-type="float" office:value="-0.24568000000000001" table:style-name="ce1">
            <text:p>-0.2456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3" table:style-name="ce1">
            <text:p>1.0483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6" table:style-name="ce1">
            <text:p>1.06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4" table:style-name="ce1">
            <text:p>1.04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29" table:style-name="ce1">
            <text:p>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385" table:style-name="ce1">
            <text:p>1.0385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385" table:style-name="ce1">
            <text:p>1.038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office:value-type="float" office:value="3.7989999999999996E-2" table:style-name="ce1">
            <text:p>0.03799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office:value-type="float" office:value="-0.11541" table:style-name="ce1">
            <text:p>-0.11541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.88" table:style-name="ce1">
            <text:p>2.88</text:p>
          </table:table-cell>
          <table:table-cell office:value-type="float" office:value="-7.1429999999999993E-2" table:style-name="ce1">
            <text:p>-0.07143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.88" table:style-name="ce1">
            <text:p>2.88</text:p>
          </table:table-cell>
          <table:table-cell office:value-type="float" office:value="-7.1390000000000009E-2" table:style-name="ce1">
            <text:p>-0.07139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.3755600000000001" table:style-name="ce1">
            <text:p>2.37556</text:p>
          </table:table-cell>
          <table:table-cell office:value-type="float" office:value="-0.61407999999999996" table:style-name="ce1">
            <text:p>-0.6140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.38" table:style-name="ce1">
            <text:p>2.38</text:p>
          </table:table-cell>
          <table:table-cell office:value-type="float" office:value="-0.26143" table:style-name="ce1">
            <text:p>-0.2614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73" table:style-name="ce1">
            <text:p>2.73</text:p>
          </table:table-cell>
          <table:table-cell office:value-type="float" office:value="-7.9199999999999993E-2" table:style-name="ce1">
            <text:p>-0.0792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.73" table:style-name="ce1">
            <text:p>2.73</text:p>
          </table:table-cell>
          <table:table-cell office:value-type="float" office:value="-0.11333" table:style-name="ce1">
            <text:p>-0.1133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22704000000000002" table:style-name="ce1">
            <text:p>0.22704</text:p>
          </table:table-cell>
          <table:table-cell office:value-type="float" office:value="1.6070000000000001E-2" table:style-name="ce1">
            <text:p>0.01607</text:p>
          </table:table-cell>
          <table:table-cell office:value-type="float" office:value="0.18718000000000001" table:style-name="ce1">
            <text:p>0.18718</text:p>
          </table:table-cell>
          <table:table-cell office:value-type="float" office:value="-0.18718000000000001" table:style-name="ce1">
            <text:p>-0.18718</text:p>
          </table:table-cell>
          <table:table-cell office:value-type="float" office:value="1.0407" table:style-name="ce1">
            <text:p>1.0407</text:p>
          </table:table-cell>
          <table:table-cell office:value-type="float" office:value="0.46795000000000003" table:style-name="ce1">
            <text:p>0.46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-0.42338999999999999" table:style-name="ce1">
            <text:p>-0.42339</text:p>
          </table:table-cell>
          <table:table-cell office:value-type="float" office:value="1.0261" table:style-name="ce1">
            <text:p>1.0261</text:p>
          </table:table-cell>
          <table:table-cell office:value-type="float" office:value="1.05846" table:style-name="ce1">
            <text:p>1.05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4089999999999995E-2" table:style-name="ce1">
            <text:p>0.03409</text:p>
          </table:table-cell>
          <table:table-cell office:value-type="float" office:value="-1.0249999999999999E-2" table:style-name="ce1">
            <text:p>-0.01025</text:p>
          </table:table-cell>
          <table:table-cell office:value-type="float" office:value="0.67072999999999994" table:style-name="ce1">
            <text:p>0.67073</text:p>
          </table:table-cell>
          <table:table-cell office:value-type="float" office:value="-0.67072999999999994" table:style-name="ce1">
            <text:p>-0.67073</text:p>
          </table:table-cell>
          <table:table-cell office:value-type="float" office:value="1.0305" table:style-name="ce1">
            <text:p>1.0305</text:p>
          </table:table-cell>
          <table:table-cell office:value-type="float" office:value="1.6768299999999998" table:style-name="ce1">
            <text:p>1.67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4.3150000000000001E-2" table:style-name="ce1">
            <text:p>0.04315</text:p>
          </table:table-cell>
          <table:table-cell office:value-type="float" office:value="0.45531999999999995" table:style-name="ce1">
            <text:p>0.45532</text:p>
          </table:table-cell>
          <table:table-cell office:value-type="float" office:value="-0.45531999999999995" table:style-name="ce1">
            <text:p>-0.4553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1.1383099999999999" table:style-name="ce1">
            <text:p>1.1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.87E-2" table:style-name="ce1">
            <text:p>0.0487</text:p>
          </table:table-cell>
          <table:table-cell office:value-type="float" office:value="-2.1080000000000002E-2" table:style-name="ce1">
            <text:p>-0.02108</text:p>
          </table:table-cell>
          <table:table-cell office:value-type="float" office:value="0.95818999999999999" table:style-name="ce1">
            <text:p>0.95819</text:p>
          </table:table-cell>
          <table:table-cell office:value-type="float" office:value="-0.95818999999999999" table:style-name="ce1">
            <text:p>-0.95819</text:p>
          </table:table-cell>
          <table:table-cell office:value-type="float" office:value="1.0327" table:style-name="ce1">
            <text:p>1.0327</text:p>
          </table:table-cell>
          <table:table-cell office:value-type="float" office:value="2.39547" table:style-name="ce1">
            <text:p>2.39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91358000000000006" table:style-name="ce1">
            <text:p>0.91358</text:p>
          </table:table-cell>
          <table:table-cell office:value-type="float" office:value="8.3239999999999995E-2" table:style-name="ce1">
            <text:p>0.08324</text:p>
          </table:table-cell>
          <table:table-cell office:value-type="float" office:value="0.75317999999999996" table:style-name="ce1">
            <text:p>0.75318</text:p>
          </table:table-cell>
          <table:table-cell office:value-type="float" office:value="-0.75317999999999996" table:style-name="ce1">
            <text:p>-0.75318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1.8829499999999999" table:style-name="ce1">
            <text:p>1.8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.5019999999999998E-2" table:style-name="ce1">
            <text:p>0.04502</text:p>
          </table:table-cell>
          <table:table-cell office:value-type="float" office:value="2.8319999999999998E-2" table:style-name="ce1">
            <text:p>0.02832</text:p>
          </table:table-cell>
          <table:table-cell office:value-type="float" office:value="0.88576999999999995" table:style-name="ce1">
            <text:p>0.88577</text:p>
          </table:table-cell>
          <table:table-cell office:value-type="float" office:value="-0.88576999999999995" table:style-name="ce1">
            <text:p>-0.88577</text:p>
          </table:table-cell>
          <table:table-cell office:value-type="float" office:value="1.0261" table:style-name="ce1">
            <text:p>1.0261</text:p>
          </table:table-cell>
          <table:table-cell office:value-type="float" office:value="2.2144200000000001" table:style-name="ce1">
            <text:p>2.2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099999999999997E-2" table:style-name="ce1">
            <text:p>0.0251</text:p>
          </table:table-cell>
          <table:table-cell office:value-type="float" office:value="-1.3560000000000001E-2" table:style-name="ce1">
            <text:p>-0.01356</text:p>
          </table:table-cell>
          <table:table-cell office:value-type="float" office:value="0.49395000000000006" table:style-name="ce1">
            <text:p>0.49395</text:p>
          </table:table-cell>
          <table:table-cell office:value-type="float" office:value="-0.49395000000000006" table:style-name="ce1">
            <text:p>-0.493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348699999999999" table:style-name="ce1">
            <text:p>1.23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.1920000000000001E-2" table:style-name="ce1">
            <text:p>0.05192</text:p>
          </table:table-cell>
          <table:table-cell office:value-type="float" office:value="-6.6529999999999992E-2" table:style-name="ce1">
            <text:p>-0.06653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-1.0217000000000001" table:style-name="ce1">
            <text:p>-1.021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.5542400000000001" table:style-name="ce1">
            <text:p>2.55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8.5169999999999996E-2" table:style-name="ce1">
            <text:p>0.08517</text:p>
          </table:table-cell>
          <table:table-cell office:value-type="float" office:value="0.40630000000000005" table:style-name="ce1">
            <text:p>0.4063</text:p>
          </table:table-cell>
          <table:table-cell office:value-type="float" office:value="-0.40630000000000005" table:style-name="ce1">
            <text:p>-0.406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157499999999999" table:style-name="ce1">
            <text:p>1.0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6419999999999999E-2" table:style-name="ce1">
            <text:p>0.02642</text:p>
          </table:table-cell>
          <table:table-cell office:value-type="float" office:value="-1.805E-2" table:style-name="ce1">
            <text:p>-0.01805</text:p>
          </table:table-cell>
          <table:table-cell office:value-type="float" office:value="0.51995000000000002" table:style-name="ce1">
            <text:p>0.51995</text:p>
          </table:table-cell>
          <table:table-cell office:value-type="float" office:value="-0.51995000000000002" table:style-name="ce1">
            <text:p>-0.519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998699999999999" table:style-name="ce1">
            <text:p>1.29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.397E-2" table:style-name="ce1">
            <text:p>0.03397</text:p>
          </table:table-cell>
          <table:table-cell office:value-type="float" office:value="-5.178E-2" table:style-name="ce1">
            <text:p>-0.05178</text:p>
          </table:table-cell>
          <table:table-cell office:value-type="float" office:value="0.66849999999999998" table:style-name="ce1">
            <text:p>0.6685</text:p>
          </table:table-cell>
          <table:table-cell office:value-type="float" office:value="-0.66849999999999998" table:style-name="ce1">
            <text:p>-0.6685</text:p>
          </table:table-cell>
          <table:table-cell office:value-type="float" office:value="1.0305" table:style-name="ce1">
            <text:p>1.0305</text:p>
          </table:table-cell>
          <table:table-cell office:value-type="float" office:value="1.67126" table:style-name="ce1">
            <text:p>1.67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9520000000000001E-2" table:style-name="ce1">
            <text:p>0.02952</text:p>
          </table:table-cell>
          <table:table-cell office:value-type="float" office:value="0.30864999999999998" table:style-name="ce1">
            <text:p>0.30865</text:p>
          </table:table-cell>
          <table:table-cell office:value-type="float" office:value="0.58085999999999993" table:style-name="ce1">
            <text:p>0.58086</text:p>
          </table:table-cell>
          <table:table-cell office:value-type="float" office:value="-0.58085999999999993" table:style-name="ce1">
            <text:p>-0.5808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.45214" table:style-name="ce1">
            <text:p>1.4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2" table:style-name="ce1">
            <text:p>0.32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1" table:style-name="ce1">
            <text:p>0.31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22" table:style-name="ce1">
            <text:p>1.012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-0.1" table:style-name="ce1">
            <text:p>-0.1</text:p>
          </table:table-cell>
          <table:table-cell office:value-type="float" office:value="1.0122" table:style-name="ce1">
            <text:p>1.0122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298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1.1610000000000001E-2" table:style-name="ce1">
            <text:p>0.0116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8700000000000002E-3" table:style-name="ce1">
            <text:p>0.0038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-1.9300000000000001E-3" table:style-name="ce1">
            <text:p>-0.0019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1.651E-2" table:style-name="ce1">
            <text:p>0.01651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0.28803999999999996" table:style-name="ce1">
            <text:p>0.28804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0.18056999999999998" table:style-name="ce1">
            <text:p>0.18057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0.17140999999999998" table:style-name="ce1">
            <text:p>0.17141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0.22744" table:style-name="ce1">
            <text:p>0.22744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7.8739999999999991E-2" table:style-name="ce1">
            <text:p>0.07874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0.1759" table:style-name="ce1">
            <text:p>0.1759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6.4579999999999999E-2" table:style-name="ce1">
            <text:p>0.06458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0.34799999999999998" table:style-name="ce1">
            <text:p>0.348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5.7950000000000002E-2" table:style-name="ce1">
            <text:p>0.05795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0.13042999999999999" table:style-name="ce1">
            <text:p>0.13043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0.26338" table:style-name="ce1">
            <text:p>0.26338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0.15092" table:style-name="ce1">
            <text:p>0.15092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0.12881999999999999" table:style-name="ce1">
            <text:p>0.12882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0.24042000000000002" table:style-name="ce1">
            <text:p>0.24042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0.20829999999999999" table:style-name="ce1">
            <text:p>0.2083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0.14198" table:style-name="ce1">
            <text:p>0.14198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0.13575999999999999" table:style-name="ce1">
            <text:p>0.13576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10067" table:style-name="ce1">
            <text:p>0.10067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8.8989999999999986E-2" table:style-name="ce1">
            <text:p>0.08899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0.33756000000000003" table:style-name="ce1">
            <text:p>0.33756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0.30524000000000001" table:style-name="ce1">
            <text:p>0.30524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0.36839" table:style-name="ce1">
            <text:p>0.36839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0.15928" table:style-name="ce1">
            <text:p>0.15928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1766" table:style-name="ce1">
            <text:p>0.11766</text:p>
          </table:table-cell>
          <table:table-cell office:value-type="float" office:value="1.1770000000000001E-2" table:style-name="ce1">
            <text:p>0.01177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0.14108000000000001" table:style-name="ce1">
            <text:p>0.14108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0.19611999999999999" table:style-name="ce1">
            <text:p>0.19612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391" table:style-name="ce1">
            <text:p>2.1391</text:p>
          </table:table-cell>
          <table:table-cell office:value-type="float" office:value="0.12576999999999999" table:style-name="ce1">
            <text:p>0.12577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0.24257999999999999" table:style-name="ce1">
            <text:p>0.24258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0.13589000000000001" table:style-name="ce1">
            <text:p>0.13589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0.1376" table:style-name="ce1">
            <text:p>0.1376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0.16933000000000001" table:style-name="ce1">
            <text:p>0.16933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9.3320000000000014E-2" table:style-name="ce1">
            <text:p>0.09332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0.12229" table:style-name="ce1">
            <text:p>0.1222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0.14793000000000001" table:style-name="ce1">
            <text:p>0.14793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48568" table:style-name="ce1">
            <text:p>0.48568</text:p>
          </table:table-cell>
          <table:table-cell office:value-type="float" office:value="3.9670000000000004E-2" table:style-name="ce1">
            <text:p>0.03967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7.356E-2" table:style-name="ce1">
            <text:p>0.07356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0.21379999999999999" table:style-name="ce1">
            <text:p>0.2138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1.5480000000000001E-2" table:style-name="ce1">
            <text:p>0.01548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8.0500000000000002E-2" table:style-name="ce1">
            <text:p>0.0805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0.15362999999999999" table:style-name="ce1">
            <text:p>0.15363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8.7110000000000007E-2" table:style-name="ce1">
            <text:p>0.08711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0.20896999999999999" table:style-name="ce1">
            <text:p>0.20897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9.3820000000000001E-2" table:style-name="ce1">
            <text:p>0.09382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1014" table:style-name="ce1">
            <text:p>0.1014</text:p>
          </table:table-cell>
          <table:table-cell office:value-type="float" office:value="1.014E-2" table:style-name="ce1">
            <text:p>0.01014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9.7180000000000002E-2" table:style-name="ce1">
            <text:p>0.09718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5.4109999999999998E-2" table:style-name="ce1">
            <text:p>0.05411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8858" table:style-name="ce1">
            <text:p>0.18858</text:p>
          </table:table-cell>
          <table:table-cell office:value-type="float" office:value="1.8859999999999998E-2" table:style-name="ce1">
            <text:p>0.01886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9.2119999999999994E-2" table:style-name="ce1">
            <text:p>0.09212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9.8430000000000004E-2" table:style-name="ce1">
            <text:p>0.09843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9.1950000000000004E-2" table:style-name="ce1">
            <text:p>0.0919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9.3569999999999987E-2" table:style-name="ce1">
            <text:p>0.09357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2.0819999999999998E-2" table:style-name="ce1">
            <text:p>0.0208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7.152E-2" table:style-name="ce1">
            <text:p>0.07152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00000000000001E-3" table:style-name="ce1">
            <text:p>0.00732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32921" table:style-name="ce1">
            <text:p>0.32921</text:p>
          </table:table-cell>
          <table:table-cell office:value-type="float" office:value="3.2919999999999998E-2" table:style-name="ce1">
            <text:p>0.0329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41619" table:style-name="ce1">
            <text:p>0.41619</text:p>
          </table:table-cell>
          <table:table-cell office:value-type="float" office:value="4.1619999999999997E-2" table:style-name="ce1">
            <text:p>0.04162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3141" table:style-name="ce1">
            <text:p>1.3141</text:p>
          </table:table-cell>
          <table:table-cell office:value-type="float" office:value="0.13141" table:style-name="ce1">
            <text:p>0.13141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3433" table:style-name="ce1">
            <text:p>0.13433</text:p>
          </table:table-cell>
          <table:table-cell office:value-type="float" office:value="1.3429999999999999E-2" table:style-name="ce1">
            <text:p>0.01343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0.15873999999999999" table:style-name="ce1">
            <text:p>0.15874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2.862E-2" table:style-name="ce1">
            <text:p>0.02862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3.1549999999999995E-2" table:style-name="ce1">
            <text:p>0.03155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6.4259999999999998E-2" table:style-name="ce1">
            <text:p>0.06426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2.92E-2" table:style-name="ce1">
            <text:p>0.0292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11029" table:style-name="ce1">
            <text:p>0.11029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3.5799999999999998E-2" table:style-name="ce1">
            <text:p>0.0358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-9.7000000000000005E-4" table:style-name="ce1">
            <text:p>-0.00097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-1.9300000000000001E-3" table:style-name="ce1">
            <text:p>-0.00193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7.7400000000000004E-3" table:style-name="ce1">
            <text:p>-0.00774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3.3869999999999997E-2" table:style-name="ce1">
            <text:p>0.03387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.20991" table:style-name="ce1">
            <text:p>1.20991</text:p>
          </table:table-cell>
          <table:table-cell office:value-type="float" office:value="0.12099" table:style-name="ce1">
            <text:p>0.12099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3.8700000000000002E-3" table:style-name="ce1">
            <text:p>0.00387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-4.8399999999999997E-3" table:style-name="ce1">
            <text:p>-0.00484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3.8700000000000002E-3" table:style-name="ce1">
            <text:p>-0.00387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-4.8399999999999997E-3" table:style-name="ce1">
            <text:p>-0.00484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.06036" table:style-name="ce1">
            <text:p>1.06036</text:p>
          </table:table-cell>
          <table:table-cell office:value-type="float" office:value="0.33667999999999998" table:style-name="ce1">
            <text:p>0.33668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-3.8700000000000002E-3" table:style-name="ce1">
            <text:p>-0.00387</text:p>
          </table:table-cell>
          <table:table-cell table:number-columns-repeated="16381"/>
        </table:table-row>
        <table:table-row table:number-rows-repeated="1048492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1674066438913914" table:style-name="ce1">
            <text:p>0.167406644</text:p>
          </table:table-cell>
          <table:table-cell office:value-type="float" office:value="-4.3884455934386164" table:style-name="ce1">
            <text:p>-4.38844559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26258561839207" table:style-name="ce1">
            <text:p>0.262625856</text:p>
          </table:table-cell>
          <table:table-cell office:value-type="float" office:value="-5.8040989347382173" table:style-name="ce1">
            <text:p>-5.8040989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6" table:style-name="ce1">
            <text:p>146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7924746861411909" table:style-name="ce1">
            <text:p>0.279247469</text:p>
          </table:table-cell>
          <table:table-cell office:value-type="float" office:value="-6.1491277722368229" table:style-name="ce1">
            <text:p>-6.1491277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8098265383633819" table:style-name="ce1">
            <text:p>0.280982654</text:p>
          </table:table-cell>
          <table:table-cell office:value-type="float" office:value="-6.3659624954423553" table:style-name="ce1">
            <text:p>-6.36596249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36628859766097854" table:style-name="ce1">
            <text:p>0.366288598</text:p>
          </table:table-cell>
          <table:table-cell office:value-type="float" office:value="-11.174927557991424" table:style-name="ce1">
            <text:p>-11.174927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37225489135531448" table:style-name="ce1">
            <text:p>0.372254891</text:p>
          </table:table-cell>
          <table:table-cell office:value-type="float" office:value="-11.096154079405764" table:style-name="ce1">
            <text:p>-11.09615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34252854759704343" table:style-name="ce1">
            <text:p>0.342528548</text:p>
          </table:table-cell>
          <table:table-cell office:value-type="float" office:value="-11.517190505443224" table:style-name="ce1">
            <text:p>-11.517190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42271453472993925" table:style-name="ce1">
            <text:p>0.422714535</text:p>
          </table:table-cell>
          <table:table-cell office:value-type="float" office:value="-11.823409519416545" table:style-name="ce1">
            <text:p>-11.823409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593213665903594" table:style-name="ce1">
            <text:p>0.359321367</text:p>
          </table:table-cell>
          <table:table-cell office:value-type="float" office:value="-11.425112834422192" table:style-name="ce1">
            <text:p>-11.425112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1" table:style-name="ce1">
            <text:p>101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9429261299398014" table:style-name="ce1">
            <text:p>0.494292613</text:p>
          </table:table-cell>
          <table:table-cell office:value-type="float" office:value="-12.597309487428573" table:style-name="ce1">
            <text:p>-12.5973094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" table:style-name="ce1">
            <text:p>147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70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Buses.A98:Buses.H305">
          <table:sort>
            <table:sort-by table:field-number="0"/>
          </table:sort>
        </table:database-range>
        <table:database-range table:target-range-address="Lines.A98:Lines.H349">
          <table:sort>
            <table:sort-by table:field-number="0"/>
          </table:sort>
        </table:database-range>
        <table:database-range table:target-range-address="Gens.A98:Gens.K210">
          <table:sort>
            <table:sort-by table:field-number="0"/>
          </table:sort>
        </table:database-range>
        <table:database-range table:target-range-address="Transformers.A98:Transformers.J20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23T07:04:14Z</dc:date>
    <meta:editing-cycles>118</meta:editing-cycles>
  </office:meta>
</office:document-meta>
</file>